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3.31cm" loext:decorative="false"/>
      <style:paragraph-properties style:writing-mode="lr-tb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62cm" fo:min-width="1.882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2.868cm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495cm" fo:min-width="1.816cm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1.816cm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1.97cm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1.521cm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638cm" fo:min-width="1.906cm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424cm" fo:min-width="1.072cm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874cm" fo:min-width="1.521cm" loext:decorative="false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1.457cm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496cm" fo:min-width="1.906cm" loext:decorative="false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424cm" fo:min-width="2.195cm" loext:decorative="false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1.234cm" loext:decorative="false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2.714cm" loext:decorative="false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1.745cm" loext:decorative="false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648cm" fo:min-width="2.678cm" loext:decorative="false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648cm" fo:min-width="2.8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2.489cm" loext:decorative="false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2.681cm" loext:decorative="false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2.358cm" loext:decorative="false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2.357cm" loext:decorative="false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1.247cm" loext:decorative="false"/>
      <style:paragraph-properties style:writing-mode="lr-tb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2.49cm" loext:decorative="false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2.643cm" loext:decorative="false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2.419cm" loext:decorative="false"/>
      <style:paragraph-properties style:writing-mode="lr-tb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1.296cm" loext:decorative="false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2.802cm" loext:decorative="false"/>
      <style:paragraph-properties style:writing-mode="lr-tb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2.993cm" loext:decorative="false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1.723cm" loext:decorative="false"/>
      <style:paragraph-properties style:writing-mode="lr-tb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1.564cm" loext:decorative="false"/>
      <style:paragraph-properties style:writing-mode="lr-tb"/>
    </style:style>
    <style:style style:name="gr36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02cm" fo:min-width="2.675cm" loext:decorative="false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2.869cm" loext:decorative="false"/>
      <style:paragraph-properties style:writing-mode="lr-tb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1.073cm" loext:decorative="false"/>
      <style:paragraph-properties style:writing-mode="lr-tb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3.628cm" loext:decorative="false"/>
      <style:paragraph-properties style:writing-mode="lr-tb"/>
    </style:style>
    <style:style style:name="gr40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0.703cm" fo:min-width="2.358cm" loext:decorative="false"/>
      <style:paragraph-properties style:writing-mode="lr-tb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1.156cm" loext:decorative="false"/>
      <style:paragraph-properties style:writing-mode="lr-tb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1.971cm" loext:decorative="false"/>
      <style:paragraph-properties style:writing-mode="lr-tb"/>
    </style:style>
    <style:style style:name="gr43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02cm" fo:min-width="3.31cm" loext:decorative="false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1.84cm" loext:decorative="false"/>
      <style:paragraph-properties style:writing-mode="lr-tb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1.088cm" loext:decorative="false"/>
      <style:paragraph-properties style:writing-mode="lr-tb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2.194cm" loext:decorative="false"/>
      <style:paragraph-properties style:writing-mode="lr-tb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1.246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1.522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0.848cm" loext:decorative="false"/>
      <style:paragraph-properties style:writing-mode="lr-tb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2.195cm" loext:decorative="false"/>
      <style:paragraph-properties style:writing-mode="lr-tb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1.072cm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2.42cm" loext:decorative="false"/>
      <style:paragraph-properties style:writing-mode="lr-tb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2.712cm" loext:decorative="false"/>
      <style:paragraph-properties style:writing-mode="lr-tb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2.263cm" loext:decorative="false"/>
      <style:paragraph-properties style:writing-mode="lr-tb"/>
    </style:style>
    <style:style style:name="gr56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02cm" fo:min-width="2.775cm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83cm" fo:min-width="0cm" loext:decorative="false"/>
      <style:paragraph-properties style:writing-mode="lr-tb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3.945cm" loext:decorative="false"/>
      <style:paragraph-properties style:writing-mode="lr-tb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0.386cm" fo:min-width="1.088cm" loext:decorative="false"/>
      <style:paragraph-properties style:writing-mode="lr-tb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0.386cm" fo:min-width="1.406cm" loext:decorative="false"/>
      <style:paragraph-properties style:writing-mode="lr-tb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0.386cm" fo:min-width="0.77cm" loext:decorative="false"/>
      <style:paragraph-properties style:writing-mode="lr-tb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0.386cm" fo:min-width="1.247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0.2cm" fo:min-width="1.073cm" loext:decorative="false"/>
      <style:paragraph-properties style:writing-mode="lr-tb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1.745cm" loext:decorative="false"/>
      <style:paragraph-properties style:writing-mode="lr-tb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2.869cm" loext:decorative="false"/>
      <style:paragraph-properties style:writing-mode="lr-tb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0.2cm" fo:min-width="2.643cm" loext:decorative="false"/>
      <style:paragraph-properties style:writing-mode="lr-tb"/>
    </style:style>
    <style:style style:name="gr68" style:family="graphic" style:parent-style-name="standard">
      <style:graphic-properties svg:stroke-color="#000000" draw:fill-color="#ffffff" draw:textarea-horizontal-align="justify" draw:textarea-vertical-align="middle" draw:auto-grow-height="false" fo:min-height="0.2cm" fo:min-width="1.745cm" loext:decorative="false"/>
      <style:paragraph-properties style:writing-mode="lr-tb"/>
    </style:style>
    <style:style style:name="gr69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02cm" fo:min-width="3.827cm" loext:decorative="false"/>
    </style:style>
    <style:style style:name="gr70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02cm" fo:min-width="3.41cm" loext:decorative="fals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 loext:decorative="false"/>
      <style:paragraph-properties style:writing-mode="lr-tb"/>
    </style:style>
    <style:style style:name="gr72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02cm" fo:min-width="3.627cm" loext:decorative="false"/>
    </style:style>
    <style:style style:name="gr73" style:family="graphic" style:parent-style-name="standard">
      <style:graphic-properties svg:stroke-color="#000000" draw:fill-color="#ffffff" draw:textarea-horizontal-align="justify" draw:textarea-vertical-align="middle" draw:auto-grow-height="false" fo:min-height="0.426cm" fo:min-width="1.073cm" loext:decorative="false"/>
      <style:paragraph-properties style:writing-mode="lr-tb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0.2cm" fo:min-width="1.971cm" loext:decorative="false"/>
      <style:paragraph-properties style:writing-mode="lr-tb"/>
    </style:style>
    <style:style style:name="gr75" style:family="graphic" style:parent-style-name="standard">
      <style:graphic-properties svg:stroke-color="#000000" draw:fill-color="#ffffff" draw:textarea-horizontal-align="justify" draw:textarea-vertical-align="middle" draw:auto-grow-height="false" fo:min-height="0.2cm" fo:min-width="1.072cm" loext:decorative="false"/>
      <style:paragraph-properties style:writing-mode="lr-tb"/>
    </style:style>
    <style:style style:name="gr76" style:family="graphic" style:parent-style-name="standard">
      <style:graphic-properties svg:stroke-color="#000000" draw:fill-color="#ffffff" draw:textarea-horizontal-align="justify" draw:textarea-vertical-align="middle" draw:auto-grow-height="false" fo:min-height="0.426cm" fo:min-width="2.194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ffff" draw:textarea-horizontal-align="justify" draw:textarea-vertical-align="middle" draw:auto-grow-height="false" fo:min-height="0.426cm" fo:min-width="0.847cm" loext:decorative="false"/>
      <style:paragraph-properties style:writing-mode="lr-tb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648cm" fo:min-width="2.42cm" loext:decorative="false"/>
      <style:paragraph-properties style:writing-mode="lr-tb"/>
    </style:style>
    <style:style style:name="gr79" style:family="graphic" style:parent-style-name="standard">
      <style:graphic-properties svg:stroke-color="#000000" draw:fill-color="#ffffff" draw:textarea-horizontal-align="justify" draw:textarea-vertical-align="middle" draw:auto-grow-height="false" fo:min-height="0.425cm" fo:min-width="3.092cm" loext:decorative="false"/>
      <style:paragraph-properties style:writing-mode="lr-tb"/>
    </style:style>
    <style:style style:name="gr80" style:family="graphic" style:parent-style-name="standard">
      <style:graphic-properties draw:stroke="dash" draw:stroke-dash="Long_20_Dash" svg:stroke-color="#000000" svg:stroke-linecap="butt" draw:fill-color="#ffffff" draw:textarea-horizontal-align="justify" draw:textarea-vertical-align="middle" draw:auto-grow-height="false" fo:min-height="0.425cm" fo:min-width="1.745cm" loext:decorative="false"/>
      <style:paragraph-properties style:writing-mode="lr-tb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 loext:decorative="false"/>
    </style:style>
    <style:style style:name="gr82" style:family="graphic" style:parent-style-name="standard">
      <style:graphic-properties svg:stroke-color="#000000" draw:fill-color="#ffffff" draw:textarea-horizontal-align="justify" draw:textarea-vertical-align="middle" draw:auto-grow-height="false" fo:min-height="0.2cm" fo:min-width="1.522cm" loext:decorative="false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7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8" style:family="paragraph">
      <loext:graphic-properties draw:fill-color="#ffffff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9" style:family="paragraph">
      <style:paragraph-properties fo:text-align="center"/>
      <style:text-properties fo:font-size="12pt" style:text-underline-style="none" style:font-size-asian="12pt" style:font-size-complex="12pt"/>
    </style:style>
    <style:style style:name="P10" style:family="paragraph">
      <loext:graphic-properties draw:fill-color="#ffffff"/>
      <style:paragraph-properties fo:text-align="center"/>
      <style:text-properties fo:font-size="12pt" style:text-underline-style="none" style:font-size-asian="12pt" style:font-size-complex="12pt"/>
    </style:style>
    <style:style style:name="P11" style:family="paragraph">
      <style:text-properties fo:font-size="14pt"/>
    </style:style>
    <style:style style:name="P12" style:family="paragraph">
      <loext:graphic-properties draw:fill="none" draw:fill-color="#ffffff"/>
      <style:text-properties fo:font-size="14pt"/>
    </style:style>
    <style:style style:name="P13" style:family="paragraph">
      <style:text-properties fo:font-size="14pt"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style:text-properties fo:font-size="12pt"/>
    </style:style>
    <style:style style:name="P21" style:family="paragraph">
      <loext:graphic-properties draw:fill="none" draw:fill-color="#ffffff"/>
      <style:text-properties fo:font-size="12pt"/>
    </style:style>
    <style:style style:name="P22" style:family="paragraph">
      <style:paragraph-properties fo:text-align="center"/>
      <style:text-properties fo:font-size="12pt" style:text-underline-style="dotted" style:text-underline-width="bold" style:text-underline-color="font-color" style:font-size-asian="12pt" style:font-size-complex="12pt"/>
    </style:style>
    <style:style style:name="P23" style:family="paragraph">
      <loext:graphic-properties draw:fill-color="#ffffff"/>
      <style:paragraph-properties fo:text-align="center"/>
      <style:text-properties fo:font-size="12pt" style:text-underline-style="dotted" style:text-underline-width="bold" style:text-underline-color="font-color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8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9" style:family="text">
      <style:text-properties fo:font-size="12pt" style:text-underline-style="dotted" style:text-underline-width="bold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733cm" svg:height="1.27cm" svg:x="1.317cm" svg:y="1.335cm">
          <draw:text-box>
            <text:p text:style-name="P1"><text:span text:style-name="T1">2. Entidad E-R Agencia de viajes</text:span></text:p>
          </draw:text-box>
        </draw:frame>
        <draw:custom-shape draw:style-name="gr2" draw:text-style-name="P4" draw:layer="layout" svg:width="3.81cm" svg:height="0.953cm" svg:x="8.302cm" svg:y="9.889cm">
          <text:p text:style-name="P3">Turista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207cm" svg:y1="8.302cm" svg:x2="10.207cm" svg:y2="9.89cm">
          <text:p/>
        </draw:line>
        <draw:custom-shape draw:style-name="gr2" draw:text-style-name="P4" draw:layer="layout" svg:width="3.81cm" svg:height="0.953cm" svg:x="8.302cm" svg:y="2.922cm">
          <text:p text:style-name="P3">Sucursal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763cm" svg:height="2.222cm" svg:x="12.429cm" svg:y="12.012cm">
          <text:p text:style-name="P3"><text:span text:style-name="T2">Vuel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5" draw:layer="layout" svg:x1="10.207cm" svg:y1="3.857cm" svg:x2="10.207cm" svg:y2="6.09cm">
          <text:p/>
        </draw:line>
        <draw:line draw:style-name="gr3" draw:text-style-name="P5" draw:layer="layout" svg:x1="8.302cm" svg:y1="10.407cm" svg:x2="5.445cm" svg:y2="10.407cm">
          <text:p/>
        </draw:line>
        <draw:line draw:style-name="gr3" draw:text-style-name="P5" draw:layer="layout" svg:x1="14.903cm" svg:y1="10.407cm" svg:x2="12.046cm" svg:y2="10.407cm">
          <text:p/>
        </draw:line>
        <draw:line draw:style-name="gr3" draw:text-style-name="P5" draw:layer="layout" svg:x1="5.407cm" svg:y1="10.402cm" svg:x2="5.407cm" svg:y2="11.99cm">
          <text:p/>
        </draw:line>
        <draw:line draw:style-name="gr3" draw:text-style-name="P5" draw:layer="layout" svg:x1="14.807cm" svg:y1="10.402cm" svg:x2="14.807cm" svg:y2="11.99cm">
          <text:p/>
        </draw:line>
        <draw:custom-shape draw:style-name="gr4" draw:text-style-name="P6" draw:layer="layout" svg:width="4.763cm" svg:height="2.222cm" svg:x="3.022cm" svg:y="12.012cm">
          <text:p text:style-name="P3"><text:span text:style-name="T2">Hosped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layer="layout" svg:width="4.763cm" svg:height="2.222cm" svg:x="7.867cm" svg:y="6.08cm">
          <text:p text:style-name="P3"><text:span text:style-name="T2">Contr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draw:layer="layout" svg:width="3.81cm" svg:height="0.953cm" svg:x="3.44cm" svg:y="15.822cm">
          <text:p text:style-name="P3">Hotel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345cm" svg:y1="14.235cm" svg:x2="5.345cm" svg:y2="15.823cm">
          <text:p/>
        </draw:line>
        <draw:custom-shape draw:style-name="gr2" draw:text-style-name="P4" draw:layer="layout" svg:width="3.81cm" svg:height="0.953cm" svg:x="12.947cm" svg:y="15.822cm">
          <text:p text:style-name="P3">Vuelo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4.852cm" svg:y1="14.235cm" svg:x2="14.852cm" svg:y2="15.823cm">
          <text:p/>
        </draw:line>
        <draw:line draw:style-name="gr3" draw:text-style-name="P5" draw:layer="layout" svg:x1="8.302cm" svg:y1="3.222cm" svg:x2="6.932cm" svg:y2="3.322cm">
          <text:p/>
        </draw:line>
        <draw:custom-shape draw:style-name="gr5" draw:text-style-name="P8" draw:layer="layout" svg:width="4.762cm" svg:height="0.953cm" svg:x="2.27cm" svg:y="2.905cm">
          <text:p text:style-name="P7"><text:span text:style-name="T3">Cod_sucurs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6.715cm" svg:y1="4.81cm" svg:x2="8.302cm" svg:y2="3.857cm">
          <text:p/>
        </draw:line>
        <draw:custom-shape draw:style-name="gr6" draw:text-style-name="P10" draw:layer="layout" svg:width="3.274cm" svg:height="1.053cm" svg:x="3.758cm" svg:y="4.492cm">
          <text:p text:style-name="P9"><text:span text:style-name="T4">Direc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795cm" svg:y1="3.858cm" svg:x2="13.382cm" svg:y2="4.81cm">
          <text:p/>
        </draw:line>
        <draw:custom-shape draw:style-name="gr7" draw:text-style-name="P10" draw:layer="layout" svg:width="3.274cm" svg:height="0.953cm" svg:x="13.065cm" svg:y="4.492cm">
          <text:p text:style-name="P9"><text:span text:style-name="T4">Teléfo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4.175cm" svg:y1="16.875cm" svg:x2="3.222cm" svg:y2="18.145cm">
          <text:p/>
        </draw:line>
        <draw:custom-shape draw:style-name="gr8" draw:text-style-name="P8" draw:layer="layout" svg:width="3.492cm" svg:height="0.953cm" svg:x="1.152cm" svg:y="18.144cm">
          <text:p text:style-name="P7"><text:span text:style-name="T3">Cod_hot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5.497cm" svg:y1="16.875cm" svg:x2="4.545cm" svg:y2="20.367cm">
          <text:p/>
        </draw:line>
        <draw:custom-shape draw:style-name="gr9" draw:text-style-name="P10" draw:layer="layout" svg:width="2.857cm" svg:height="0.953cm" svg:x="2.588cm" svg:y="20.367cm">
          <text:p text:style-name="P9"><text:span text:style-name="T4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6.714cm" svg:y1="16.775cm" svg:x2="7.667cm" svg:y2="20.685cm">
          <text:p/>
        </draw:line>
        <draw:custom-shape draw:style-name="gr10" draw:text-style-name="P10" draw:layer="layout" svg:width="3.402cm" svg:height="1.254cm" svg:x="6.505cm" svg:y="20.702cm">
          <text:p text:style-name="P9"><text:span text:style-name="T4">Direc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7.333cm" svg:y1="16.175cm" svg:x2="8.92cm" svg:y2="17.445cm">
          <text:p/>
        </draw:line>
        <draw:custom-shape draw:style-name="gr11" draw:text-style-name="P10" draw:layer="layout" svg:width="2.222cm" svg:height="0.952cm" svg:x="8.62cm" svg:y="16.975cm">
          <text:p text:style-name="P9"><text:span text:style-name="T4">Tel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6.044cm" svg:y1="16.846cm" svg:x2="6.115cm" svg:y2="22.907cm">
          <text:p/>
        </draw:line>
        <draw:custom-shape draw:style-name="gr12" draw:text-style-name="P10" draw:layer="layout" svg:width="2.857cm" svg:height="1.588cm" svg:x="4.628cm" svg:y="22.907cm">
          <text:p text:style-name="P9"><text:span text:style-name="T4">Numero_plaz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7.25cm" svg:y1="16.775cm" svg:x2="8.937cm" svg:y2="19.415cm">
          <text:p/>
        </draw:line>
        <draw:custom-shape draw:style-name="gr13" draw:text-style-name="P10" draw:layer="layout" svg:width="2.767cm" svg:height="0.953cm" svg:x="8.393cm" svg:y="19.097cm">
          <text:p text:style-name="P9"><text:span text:style-name="T4">Ciud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4.017cm" svg:y1="16.875cm" svg:x2="13.064cm" svg:y2="18.145cm">
          <text:p/>
        </draw:line>
        <draw:custom-shape draw:style-name="gr5" draw:text-style-name="P10" draw:layer="layout" svg:width="4.762cm" svg:height="0.953cm" svg:x="12.747cm" svg:y="21.955cm">
          <text:p text:style-name="P9"><text:span text:style-name="T4">Plazas_tota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5.704cm" svg:y1="16.875cm" svg:x2="15.07cm" svg:y2="21.955cm">
          <text:p/>
        </draw:line>
        <draw:custom-shape draw:style-name="gr5" draw:text-style-name="P10" draw:layer="layout" svg:width="4.762cm" svg:height="0.953cm" svg:x="10.525cm" svg:y="18.145cm">
          <text:p text:style-name="P9"><text:span text:style-name="T4">Plazas_turis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6.774cm" svg:y1="16.675cm" svg:x2="17.827cm" svg:y2="17.51cm">
          <text:p/>
        </draw:line>
        <draw:custom-shape draw:style-name="gr14" draw:text-style-name="P10" draw:layer="layout" svg:width="3.402cm" svg:height="1.054cm" svg:x="16.848cm" svg:y="18.58cm">
          <text:p text:style-name="P9"><text:span text:style-name="T4">Orig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5.605cm" svg:y1="15.758cm" svg:x2="17.51cm" svg:y2="14.97cm">
          <text:p/>
        </draw:line>
        <draw:custom-shape draw:style-name="gr15" draw:text-style-name="P8" draw:layer="layout" svg:width="3.809cm" svg:height="0.952cm" svg:x="16.593cm" svg:y="14.335cm">
          <text:p text:style-name="P7"><text:span text:style-name="T3">Num_vue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5.922cm" svg:y1="16.846cm" svg:x2="16.557cm" svg:y2="20.367cm">
          <text:p/>
        </draw:line>
        <draw:custom-shape draw:style-name="gr9" draw:text-style-name="P10" draw:layer="layout" svg:width="2.857cm" svg:height="0.953cm" svg:x="15.488cm" svg:y="20.367cm">
          <text:p text:style-name="P9"><text:span text:style-name="T4">Desti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6.775cm" svg:y1="16.24cm" svg:x2="17.51cm" svg:y2="16.24cm">
          <text:p/>
        </draw:line>
        <draw:custom-shape draw:style-name="gr16" draw:text-style-name="P10" draw:layer="layout" svg:width="2.45cm" svg:height="0.953cm" svg:x="17.51cm" svg:y="15.822cm">
          <text:p text:style-name="P9"><text:span text:style-name="T4">Fech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2.45cm" svg:height="0.953cm" svg:x="17.51cm" svg:y="17.192cm">
          <text:p text:style-name="P9"><text:span text:style-name="T4">Ho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6.139cm" svg:y1="16.775cm" svg:x2="17.192cm" svg:y2="18.78cm">
          <text:p/>
        </draw:line>
        <draw:line draw:style-name="gr3" draw:text-style-name="P5" draw:layer="layout" svg:x1="15.922cm" svg:y1="12.43cm" svg:x2="17.192cm" svg:y2="11.477cm">
          <text:p/>
        </draw:line>
        <draw:custom-shape draw:style-name="gr17" draw:text-style-name="P10" draw:layer="layout" svg:width="4.544cm" svg:height="0.953cm" svg:x="16.04cm" svg:y="10.724cm">
          <text:p text:style-name="P9"><text:span text:style-name="T4">Clase_vuel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5" draw:layer="layout" svg:x1="6.397cm" svg:y1="12.547cm" svg:x2="8.302cm" svg:y2="12.43cm">
          <text:p/>
        </draw:line>
        <draw:custom-shape draw:style-name="gr18" draw:text-style-name="P10" draw:layer="layout" svg:width="3.175cm" svg:height="0.953cm" svg:x="8.202cm" svg:y="12.004cm">
          <text:p text:style-name="P9"><text:span text:style-name="T4">Pen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4.24cm" svg:y1="12.494cm" svg:x2="3.857cm" svg:y2="11.795cm">
          <text:p/>
        </draw:line>
        <draw:custom-shape draw:style-name="gr19" draw:text-style-name="P10" draw:layer="layout" svg:width="4.492cm" svg:height="1.27cm" svg:x="0.635cm" svg:y="10.525cm">
          <text:p text:style-name="P9"><text:span text:style-name="T4">Fecha_check_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3.423cm" svg:y1="13.364cm" svg:x2="2.905cm" svg:y2="14.017cm">
          <text:p/>
        </draw:line>
        <draw:custom-shape draw:style-name="gr20" draw:text-style-name="P10" draw:layer="layout" svg:width="4.762cm" svg:height="1.27cm" svg:x="0.282cm" svg:y="14.017cm">
          <text:p text:style-name="P9"><text:span text:style-name="T4">Fecha_check_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2" draw:layer="layout" svg:width="1.522cm" svg:height="0.806cm" svg:x="12.112cm" svg:y="2.587cm">
          <draw:text-box>
            <text:p text:style-name="P11">(0,n)</text:p>
          </draw:text-box>
        </draw:frame>
        <draw:frame draw:style-name="gr21" draw:text-style-name="P12" draw:layer="layout" svg:width="1.522cm" svg:height="0.806cm" svg:x="10.525cm" svg:y="8.937cm">
          <draw:text-box>
            <text:p text:style-name="P11">(0,n)</text:p>
          </draw:text-box>
        </draw:frame>
        <draw:frame draw:style-name="gr21" draw:text-style-name="P14" draw:layer="layout" svg:width="1.433cm" svg:height="0.806cm" svg:x="11.314cm" svg:y="7.667cm">
          <draw:text-box>
            <text:p text:style-name="P13">N:M</text:p>
          </draw:text-box>
        </draw:frame>
        <draw:frame draw:style-name="gr22" draw:text-style-name="P14" draw:layer="layout" svg:width="0.803cm" svg:height="0.806cm" svg:x="12.579cm" svg:y="3.686cm">
          <draw:text-box>
            <text:p text:style-name="P13">n</text:p>
          </draw:text-box>
        </draw:frame>
        <draw:frame draw:style-name="gr21" draw:text-style-name="P14" draw:layer="layout" svg:width="0.803cm" svg:height="0.806cm" svg:x="7.548cm" svg:y="15.637cm">
          <draw:text-box>
            <text:p text:style-name="P13">n</text:p>
          </draw:text-box>
        </draw:frame>
        <draw:frame draw:style-name="gr21" draw:text-style-name="P12" draw:layer="layout" svg:width="1.522cm" svg:height="0.806cm" svg:x="5.51cm" svg:y="14.799cm">
          <draw:text-box>
            <text:p text:style-name="P11">(0,n)</text:p>
          </draw:text-box>
        </draw:frame>
        <draw:frame draw:style-name="gr21" draw:text-style-name="P12" draw:layer="layout" svg:width="1.522cm" svg:height="0.806cm" svg:x="12.43cm" svg:y="14.799cm">
          <draw:text-box>
            <text:p text:style-name="P11">(0,n)</text:p>
          </draw:text-box>
        </draw:frame>
        <draw:frame draw:style-name="gr21" draw:text-style-name="P12" draw:layer="layout" svg:width="1.522cm" svg:height="0.806cm" svg:x="12.112cm" svg:y="10.671cm">
          <draw:text-box>
            <text:p text:style-name="P11">(0,n)</text:p>
          </draw:text-box>
        </draw:frame>
        <draw:frame draw:style-name="gr21" draw:text-style-name="P12" draw:layer="layout" svg:width="1.522cm" svg:height="0.806cm" svg:x="6.815cm" svg:y="10.454cm">
          <draw:text-box>
            <text:p text:style-name="P11">(0,n)</text:p>
          </draw:text-box>
        </draw:frame>
        <draw:frame draw:style-name="gr21" draw:text-style-name="P14" draw:layer="layout" svg:width="1.433cm" svg:height="0.806cm" svg:x="7.032cm" svg:y="13.211cm">
          <draw:text-box>
            <text:p text:style-name="P13">N:M</text:p>
          </draw:text-box>
        </draw:frame>
        <draw:frame draw:style-name="gr21" draw:text-style-name="P14" draw:layer="layout" svg:width="1.433cm" svg:height="0.806cm" svg:x="11.632cm" svg:y="13.211cm">
          <draw:text-box>
            <text:p text:style-name="P13">N:M</text:p>
          </draw:text-box>
        </draw:frame>
        <draw:custom-shape draw:style-name="gr23" draw:text-style-name="P8" draw:layer="layout" svg:width="4.227cm" svg:height="0.953cm" svg:x="13.365cm" svg:y="7.767cm">
          <text:p text:style-name="P7"><text:span text:style-name="T3">Cod_turis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2.112cm" svg:y1="9.89cm" svg:x2="14.017cm" svg:y2="8.62cm">
          <text:p/>
        </draw:line>
        <draw:custom-shape draw:style-name="gr9" draw:text-style-name="P10" draw:layer="layout" svg:width="2.857cm" svg:height="0.953cm" svg:x="14.652cm" svg:y="8.937cm">
          <text:p text:style-name="P9"><text:span text:style-name="T4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2.113cm" svg:y1="10.19cm" svg:x2="14.652cm" svg:y2="9.572cm">
          <text:p/>
        </draw:line>
        <draw:custom-shape draw:style-name="gr8" draw:text-style-name="P10" draw:layer="layout" svg:width="3.492cm" svg:height="0.953cm" svg:x="4.175cm" svg:y="7.032cm">
          <text:p text:style-name="P9"><text:span text:style-name="T4">Apellid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9.255cm" svg:y1="9.89cm" svg:x2="7.602cm" svg:y2="7.667cm">
          <text:p/>
        </draw:line>
        <draw:custom-shape draw:style-name="gr10" draw:text-style-name="P10" draw:layer="layout" svg:width="3.402cm" svg:height="1.254cm" svg:x="1.317cm" svg:y="7.667cm">
          <text:p text:style-name="P9"><text:span text:style-name="T4">Direc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4.71cm" svg:y1="8.302cm" svg:x2="8.62cm" svg:y2="9.89cm">
          <text:p/>
        </draw:line>
        <draw:custom-shape draw:style-name="gr11" draw:text-style-name="P10" draw:layer="layout" svg:width="2.222cm" svg:height="0.952cm" svg:x="3.54cm" svg:y="8.938cm">
          <text:p text:style-name="P9"><text:span text:style-name="T4">Tel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5.127cm" svg:y1="9.89cm" svg:x2="8.32cm" svg:y2="10.19cm">
          <text:p/>
        </draw:line>
        <draw:frame draw:style-name="gr21" draw:text-style-name="P14" draw:layer="layout" svg:width="0.803cm" svg:height="0.806cm" svg:x="6.397cm" svg:y="9.355cm">
          <draw:text-box>
            <text:p text:style-name="P13">n</text:p>
          </draw:text-box>
        </draw:frame>
      </draw:page>
      <draw:page draw:name="page2" draw:style-name="dp1" draw:master-page-name="Default">
        <draw:frame draw:style-name="gr1" draw:text-style-name="P2" draw:layer="layout" svg:width="18.733cm" svg:height="1.27cm" svg:x="1.318cm" svg:y="1.135cm">
          <draw:text-box>
            <text:p text:style-name="P1"><text:span text:style-name="T1">3. Entidad E-R Gestión de exámenes</text:span></text:p>
          </draw:text-box>
        </draw:frame>
        <draw:custom-shape draw:style-name="gr24" draw:text-style-name="P16" draw:layer="layout" svg:width="3.181cm" svg:height="0.953cm" svg:x="4.21cm" svg:y="12.307cm">
          <text:p text:style-name="P15"><text:span text:style-name="T5">Alumno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2.858cm" svg:height="0.953cm" svg:x="4.492cm" svg:y="4.939cm">
          <text:p text:style-name="P15"><text:span text:style-name="T5">Práctica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2.858cm" svg:height="0.953cm" svg:x="15.922cm" svg:y="11.16cm">
          <text:p text:style-name="P15"><text:span text:style-name="T5">Profe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6" draw:layer="layout" svg:width="2.857cm" svg:height="0.953cm" svg:x="4.293cm" svg:y="19.627cm">
          <text:p text:style-name="P15"><text:span text:style-name="T5">Exámen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3.493cm" svg:height="1.905cm" svg:x="3.957cm" svg:y="15.505cm">
          <text:p text:style-name="P17"><text:span text:style-name="T6">Realiz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8" draw:layer="layout" svg:width="3.493cm" svg:height="1.905cm" svg:x="4.075cm" svg:y="8.132cm">
          <text:p text:style-name="P17"><text:span text:style-name="T6">Realiz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8" draw:layer="layout" svg:width="3.493cm" svg:height="1.905cm" svg:x="9.89cm" svg:y="4.492cm">
          <text:p text:style-name="P17"><text:span text:style-name="T6">Diseñ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5" draw:layer="layout" svg:x1="7.35cm" svg:y1="5.445cm" svg:x2="9.89cm" svg:y2="5.445cm">
          <text:p/>
        </draw:line>
        <draw:line draw:style-name="gr3" draw:text-style-name="P5" draw:layer="layout" svg:x1="13.265cm" svg:y1="5.445cm" svg:x2="16.24cm" svg:y2="11.16cm">
          <text:p/>
        </draw:line>
        <draw:frame draw:style-name="gr21" draw:text-style-name="P12" draw:layer="layout" svg:width="1.522cm" svg:height="0.806cm" svg:x="7.298cm" svg:y="4.304cm">
          <draw:text-box>
            <text:p text:style-name="P11">(1,n)</text:p>
          </draw:text-box>
        </draw:frame>
        <draw:frame draw:style-name="gr21" draw:text-style-name="P12" draw:layer="layout" svg:width="1.522cm" svg:height="0.806cm" svg:x="16.005cm" svg:y="10.036cm">
          <draw:text-box>
            <text:p text:style-name="P11">(1,n)</text:p>
          </draw:text-box>
        </draw:frame>
        <draw:frame draw:style-name="gr21" draw:text-style-name="P14" draw:layer="layout" svg:width="1.433cm" svg:height="0.806cm" svg:x="10.59cm" svg:y="3.369cm">
          <draw:text-box>
            <text:p text:style-name="P13">N:M</text:p>
          </draw:text-box>
        </draw:frame>
        <draw:line draw:style-name="gr3" draw:text-style-name="P5" draw:layer="layout" svg:x1="5.88cm" svg:y1="5.88cm" svg:x2="5.88cm" svg:y2="8.102cm">
          <text:p/>
        </draw:line>
        <draw:line draw:style-name="gr3" draw:text-style-name="P5" draw:layer="layout" svg:x1="5.762cm" svg:y1="10.007cm" svg:x2="5.762cm" svg:y2="12.229cm">
          <text:p/>
        </draw:line>
        <draw:line draw:style-name="gr3" draw:text-style-name="P5" draw:layer="layout" svg:x1="5.762cm" svg:y1="13.265cm" svg:x2="5.762cm" svg:y2="15.487cm">
          <text:p/>
        </draw:line>
        <draw:line draw:style-name="gr3" draw:text-style-name="P5" draw:layer="layout" svg:x1="5.762cm" svg:y1="17.365cm" svg:x2="5.762cm" svg:y2="19.587cm">
          <text:p/>
        </draw:line>
        <draw:frame draw:style-name="gr21" draw:text-style-name="P12" draw:layer="layout" svg:width="1.522cm" svg:height="0.806cm" svg:x="3.07cm" svg:y="18.662cm">
          <draw:text-box>
            <text:p text:style-name="P11">(0,n)</text:p>
          </draw:text-box>
        </draw:frame>
        <draw:frame draw:style-name="gr21" draw:text-style-name="P12" draw:layer="layout" svg:width="1.522cm" svg:height="0.806cm" svg:x="2.97cm" svg:y="13.382cm">
          <draw:text-box>
            <text:p text:style-name="P11">(1,n)</text:p>
          </draw:text-box>
        </draw:frame>
        <draw:frame draw:style-name="gr21" draw:text-style-name="P14" draw:layer="layout" svg:width="1.433cm" svg:height="0.806cm" svg:x="7.004cm" svg:y="15.287cm">
          <draw:text-box>
            <text:p text:style-name="P13">N:M</text:p>
          </draw:text-box>
        </draw:frame>
        <draw:frame draw:style-name="gr21" draw:text-style-name="P12" draw:layer="layout" svg:width="1.522cm" svg:height="0.806cm" svg:x="2.97cm" svg:y="11.389cm">
          <draw:text-box>
            <text:p text:style-name="P11">(1,n)</text:p>
          </draw:text-box>
        </draw:frame>
        <draw:frame draw:style-name="gr21" draw:text-style-name="P12" draw:layer="layout" svg:width="1.522cm" svg:height="0.806cm" svg:x="2.97cm" svg:y="5.909cm">
          <draw:text-box>
            <text:p text:style-name="P11">(0,n)</text:p>
          </draw:text-box>
        </draw:frame>
        <draw:frame draw:style-name="gr21" draw:text-style-name="P14" draw:layer="layout" svg:width="1.433cm" svg:height="0.806cm" svg:x="6.869cm" svg:y="7.814cm">
          <draw:text-box>
            <text:p text:style-name="P13">N:M</text:p>
          </draw:text-box>
        </draw:frame>
        <draw:line draw:style-name="gr3" draw:text-style-name="P5" draw:layer="layout" svg:x1="6.715cm" svg:y1="12.214cm" svg:x2="8.62cm" svg:y2="11.16cm">
          <text:p/>
        </draw:line>
        <draw:custom-shape draw:style-name="gr5" draw:text-style-name="P8" draw:layer="layout" svg:width="4.762cm" svg:height="0.953cm" svg:x="8.52cm" svg:y="10.525cm">
          <text:p text:style-name="P7"><text:span text:style-name="T3">Num_matricu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0" draw:layer="layout" svg:width="4.228cm" svg:height="0.953cm" svg:x="8.837cm" svg:y="11.795cm">
          <text:p text:style-name="P9"><text:span text:style-name="T4">Nombre_a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492cm" svg:height="0.953cm" svg:x="8.303cm" svg:y="13.282cm">
          <text:p text:style-name="P9"><text:span text:style-name="T4">Gru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7.35cm" svg:y1="12.531cm" svg:x2="8.937cm" svg:y2="12.43cm">
          <text:p/>
        </draw:line>
        <draw:line draw:style-name="gr3" draw:text-style-name="P5" draw:layer="layout" svg:x1="7.35cm" svg:y1="13.166cm" svg:x2="8.937cm" svg:y2="13.382cm">
          <text:p/>
        </draw:line>
        <draw:custom-shape draw:style-name="gr29" draw:text-style-name="P8" draw:layer="layout" svg:width="4.445cm" svg:height="0.953cm" svg:x="5.762cm" svg:y="21.854cm">
          <text:p text:style-name="P7"><text:span text:style-name="T3">Num_exam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6.397cm" svg:y1="20.685cm" svg:x2="7.349cm" svg:y2="21.853cm">
          <text:p/>
        </draw:line>
        <draw:custom-shape draw:style-name="gr30" draw:text-style-name="P10" draw:layer="layout" svg:width="4.127cm" svg:height="0.953cm" svg:x="2.27cm" svg:y="22.907cm">
          <text:p text:style-name="P9"><text:span text:style-name="T4">Num_pre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5" draw:layer="layout" svg:x1="5.445cm" svg:y1="20.685cm" svg:x2="4.492cm" svg:y2="22.907cm">
          <text:p/>
        </draw:line>
        <draw:line draw:style-name="gr3" draw:text-style-name="P5" draw:layer="layout" svg:x1="5.446cm" svg:y1="20.685cm" svg:x2="4.493cm" svg:y2="22.907cm">
          <text:p/>
        </draw:line>
        <draw:custom-shape draw:style-name="gr31" draw:text-style-name="P10" draw:layer="layout" svg:width="2.54cm" svg:height="0.953cm" svg:x="1.365cm" svg:y="21.502cm">
          <text:p text:style-name="P9"><text:span text:style-name="T4">Fech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5" draw:layer="layout" svg:x1="4.275cm" svg:y1="20.469cm" svg:x2="3.222cm" svg:y2="21.637cm">
          <text:p/>
        </draw:line>
        <draw:custom-shape draw:style-name="gr31" draw:text-style-name="P10" draw:layer="layout" svg:width="2.54cm" svg:height="0.953cm" svg:x="1.317cm" svg:y="17.092cm">
          <text:p text:style-name="P9"><text:span text:style-name="T4">Not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5" draw:layer="layout" svg:x1="4.175cm" svg:y1="16.557cm" svg:x2="3.222cm" svg:y2="17.192cm">
          <text:p/>
        </draw:line>
        <draw:custom-shape draw:style-name="gr29" draw:text-style-name="P8" draw:layer="layout" svg:width="4.445cm" svg:height="0.953cm" svg:x="1.317cm" svg:y="2.587cm">
          <text:p text:style-name="P7"><text:span text:style-name="T3">Cod_practic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5" draw:layer="layout" svg:x1="4.492cm" svg:y1="5.127cm" svg:x2="3.54cm" svg:y2="3.54cm">
          <text:p/>
        </draw:line>
        <draw:line draw:style-name="gr3" draw:text-style-name="P5" draw:layer="layout" svg:x1="4.492cm" svg:y1="5.762cm" svg:x2="3.54cm" svg:y2="5.445cm">
          <text:p/>
        </draw:line>
        <draw:custom-shape draw:style-name="gr31" draw:text-style-name="P10" draw:layer="layout" svg:width="2.54cm" svg:height="0.953cm" svg:x="1.317cm" svg:y="4.81cm">
          <text:p text:style-name="P9"><text:span text:style-name="T4">Titul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0" draw:layer="layout" svg:width="3.175cm" svg:height="0.953cm" svg:x="6.08cm" svg:y="2.587cm">
          <text:p text:style-name="P9"><text:span text:style-name="T4">Dificulta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5" draw:layer="layout" svg:x1="6.397cm" svg:y1="4.927cm" svg:x2="7.032cm" svg:y2="3.54cm">
          <text:p/>
        </draw:line>
        <draw:custom-shape draw:style-name="gr31" draw:text-style-name="P10" draw:layer="layout" svg:width="2.54cm" svg:height="0.953cm" svg:x="1cm" svg:y="7.667cm">
          <text:p text:style-name="P9"><text:span text:style-name="T4">Not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5" draw:layer="layout" svg:x1="5.445cm" svg:y1="8.302cm" svg:x2="3.54cm" svg:y2="8.302cm">
          <text:p/>
        </draw:line>
        <draw:custom-shape draw:style-name="gr31" draw:text-style-name="P10" draw:layer="layout" svg:width="2.54cm" svg:height="0.953cm" svg:x="0.947cm" svg:y="9.572cm">
          <text:p text:style-name="P9"><text:span text:style-name="T4">Fech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5" draw:layer="layout" svg:x1="4.81cm" svg:y1="9.572cm" svg:x2="3.439cm" svg:y2="10.207cm">
          <text:p/>
        </draw:line>
        <draw:custom-shape draw:style-name="gr31" draw:text-style-name="P10" draw:layer="layout" svg:width="2.54cm" svg:height="0.953cm" svg:x="16.875cm" svg:y="14.017cm">
          <text:p text:style-name="P9"><text:span text:style-name="T3">DNI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0" draw:layer="layout" svg:width="4.668cm" svg:height="0.953cm" svg:x="15.922cm" svg:y="8.302cm">
          <text:p text:style-name="P9"><text:span text:style-name="T4">Nombre_prof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5" draw:layer="layout" svg:x1="18.145cm" svg:y1="12.112cm" svg:x2="18.462cm" svg:y2="14.017cm">
          <text:p/>
        </draw:line>
        <draw:line draw:style-name="gr3" draw:text-style-name="P5" draw:layer="layout" svg:x1="18.145cm" svg:y1="9.255cm" svg:x2="18.145cm" svg:y2="11.16cm">
          <text:p/>
        </draw:line>
        <draw:custom-shape draw:style-name="gr32" draw:text-style-name="P10" draw:layer="layout" svg:width="4.668cm" svg:height="0.953cm" svg:x="13.382cm" svg:y="2.905cm">
          <text:p text:style-name="P9"><text:span text:style-name="T4">Nombre_prof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5" draw:layer="layout" svg:x1="14.335cm" svg:y1="3.857cm" svg:x2="12.112cm" svg:y2="4.81cm">
          <text:p/>
        </draw:line>
        <draw:custom-shape draw:style-name="gr31" draw:text-style-name="P10" draw:layer="layout" svg:width="2.54cm" svg:height="0.953cm" svg:x="14.87cm" svg:y="4.275cm">
          <text:p text:style-name="P9"><text:span text:style-name="T4">Fech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5" draw:layer="layout" svg:x1="14.97cm" svg:y1="4.81cm" svg:x2="13.065cm" svg:y2="5.245cm">
          <text:p/>
        </draw:line>
        <draw:custom-shape draw:style-name="gr31" draw:text-style-name="P10" draw:layer="layout" svg:width="2.54cm" svg:height="0.953cm" svg:x="7.685cm" svg:y="6.297cm">
          <text:p text:style-name="P9"><text:span text:style-name="T4">Tip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5" draw:layer="layout" svg:x1="7.984cm" svg:y1="6.397cm" svg:x2="7.35cm" svg:y2="5.762cm">
          <text:p/>
        </draw:line>
      </draw:page>
      <draw:page draw:name="page3" draw:style-name="dp1" draw:master-page-name="Default">
        <draw:frame draw:style-name="gr1" draw:text-style-name="P2" draw:layer="layout" svg:width="18.733cm" svg:height="1.27cm" svg:x="1.319cm" svg:y="1.135cm">
          <draw:text-box>
            <text:p text:style-name="P1"><text:span text:style-name="T1">4. Entidad E-R Habitantes y municipios</text:span></text:p>
          </draw:text-box>
        </draw:frame>
        <draw:custom-shape draw:style-name="gr33" draw:text-style-name="P16" draw:layer="layout" svg:width="3.493cm" svg:height="0.953cm" svg:x="8.237cm" svg:y="21.172cm">
          <text:p text:style-name="P15"><text:span text:style-name="T5">Municipio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2.858cm" svg:height="0.953cm" svg:x="8.537cm" svg:y="13.865cm">
          <text:p text:style-name="P15"><text:span text:style-name="T5">Vivienda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2.858cm" svg:height="0.953cm" svg:x="8.52cm" svg:y="6.244cm">
          <text:p text:style-name="P15"><text:span text:style-name="T5">Persona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4.445cm" svg:height="1.905cm" svg:x="7.802cm" svg:y="16.992cm">
          <text:p text:style-name="P17"><text:span text:style-name="T6">Pertene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8" draw:layer="layout" svg:width="4.445cm" svg:height="1.905cm" svg:x="5.045cm" svg:y="9.72cm">
          <text:p text:style-name="P17"><text:span text:style-name="T6">Es propiedad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5" draw:layer="layout" svg:x1="9.807cm" svg:y1="7.18cm" svg:x2="7.267cm" svg:y2="9.72cm">
          <text:p/>
        </draw:line>
        <draw:line draw:style-name="gr3" draw:text-style-name="P5" draw:layer="layout" svg:x1="7.267cm" svg:y1="11.625cm" svg:x2="9.925cm" svg:y2="13.819cm">
          <text:p/>
        </draw:line>
        <draw:line draw:style-name="gr3" draw:text-style-name="P5" draw:layer="layout" svg:x1="9.925cm" svg:y1="14.797cm" svg:x2="9.925cm" svg:y2="17.019cm">
          <text:p/>
        </draw:line>
        <draw:line draw:style-name="gr3" draw:text-style-name="P5" draw:layer="layout" svg:x1="10.025cm" svg:y1="18.897cm" svg:x2="10.025cm" svg:y2="21.119cm">
          <text:p/>
        </draw:line>
        <draw:custom-shape draw:style-name="gr27" draw:text-style-name="P18" draw:layer="layout" svg:width="3.493cm" svg:height="1.905cm" svg:x="10.977cm" svg:y="9.72cm">
          <text:p text:style-name="P17"><text:span text:style-name="T6">Habit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5" draw:layer="layout" svg:x1="9.807cm" svg:y1="7.18cm" svg:x2="12.665cm" svg:y2="9.72cm">
          <text:p/>
        </draw:line>
        <draw:line draw:style-name="gr3" draw:text-style-name="P5" draw:layer="layout" svg:x1="12.665cm" svg:y1="11.625cm" svg:x2="9.925cm" svg:y2="13.819cm">
          <text:p/>
        </draw:line>
        <draw:frame draw:style-name="gr21" draw:text-style-name="P12" draw:layer="layout" svg:width="1.522cm" svg:height="0.806cm" svg:x="11.143cm" svg:y="13.095cm">
          <draw:text-box>
            <text:p text:style-name="P11">(0,1)</text:p>
          </draw:text-box>
        </draw:frame>
        <draw:frame draw:style-name="gr21" draw:text-style-name="P12" draw:layer="layout" svg:width="1.522cm" svg:height="0.806cm" svg:x="11.143cm" svg:y="7.28cm">
          <draw:text-box>
            <text:p text:style-name="P11">(0,n)</text:p>
          </draw:text-box>
        </draw:frame>
        <draw:frame draw:style-name="gr21" draw:text-style-name="P14" draw:layer="layout" svg:width="1.298cm" svg:height="0.806cm" svg:x="13.772cm" svg:y="9.549cm">
          <draw:text-box>
            <text:p text:style-name="P13">N:1</text:p>
          </draw:text-box>
        </draw:frame>
        <draw:frame draw:style-name="gr21" draw:text-style-name="P12" draw:layer="layout" svg:width="1.522cm" svg:height="0.806cm" svg:x="7.215cm" svg:y="13.095cm">
          <draw:text-box>
            <text:p text:style-name="P11">(0,n)</text:p>
          </draw:text-box>
        </draw:frame>
        <draw:frame draw:style-name="gr21" draw:text-style-name="P12" draw:layer="layout" svg:width="1.522cm" svg:height="0.806cm" svg:x="7.35cm" svg:y="7.209cm">
          <draw:text-box>
            <text:p text:style-name="P11">(0,n)</text:p>
          </draw:text-box>
        </draw:frame>
        <draw:frame draw:style-name="gr21" draw:text-style-name="P14" draw:layer="layout" svg:width="1.433cm" svg:height="0.806cm" svg:x="4.699cm" svg:y="9.231cm">
          <draw:text-box>
            <text:p text:style-name="P13">N:M</text:p>
          </draw:text-box>
        </draw:frame>
        <draw:custom-shape draw:style-name="gr35" draw:text-style-name="P18" draw:layer="layout" svg:width="4.128cm" svg:height="1.905cm" svg:x="7.902cm" svg:y="3.37cm">
          <text:p text:style-name="P17"><text:span text:style-name="T6">Depend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5" draw:layer="layout" svg:x1="8.002cm" svg:y1="4.322cm" svg:x2="6.732cm" svg:y2="4.322cm">
          <text:p/>
        </draw:line>
        <draw:line draw:style-name="gr3" draw:text-style-name="P5" draw:layer="layout" svg:x1="13.3cm" svg:y1="4.322cm" svg:x2="12.03cm" svg:y2="4.322cm">
          <text:p/>
        </draw:line>
        <draw:line draw:style-name="gr3" draw:text-style-name="P5" draw:layer="layout" svg:x1="6.732cm" svg:y1="4.322cm" svg:x2="6.732cm" svg:y2="6.862cm">
          <text:p/>
        </draw:line>
        <draw:line draw:style-name="gr3" draw:text-style-name="P5" draw:layer="layout" svg:x1="13.3cm" svg:y1="4.322cm" svg:x2="13.3cm" svg:y2="6.862cm">
          <text:p/>
        </draw:line>
        <draw:line draw:style-name="gr3" draw:text-style-name="P5" draw:layer="layout" svg:x1="6.632cm" svg:y1="6.862cm" svg:x2="8.537cm" svg:y2="6.862cm">
          <text:p/>
        </draw:line>
        <draw:line draw:style-name="gr3" draw:text-style-name="P5" draw:layer="layout" svg:x1="11.395cm" svg:y1="6.862cm" svg:x2="13.3cm" svg:y2="6.862cm">
          <text:p/>
        </draw:line>
        <draw:custom-shape draw:style-name="gr36" draw:text-style-name="P19" draw:layer="layout" svg:width="3.175cm" svg:height="1.27cm" svg:x="8.437cm" svg:y="13.7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3.175cm" svg:height="1.27cm" svg:x="8.32cm" svg:y="6.11cm">
          <text:p/>
          <draw:enhanced-geometry svg:viewBox="0 0 21600 21600" draw:type="rectangle" draw:enhanced-path="M 0 0 L 21600 0 21600 21600 0 21600 0 0 Z N"/>
        </draw:custom-shape>
        <draw:frame draw:style-name="gr21" draw:text-style-name="P12" draw:layer="layout" svg:width="1.522cm" svg:height="0.806cm" svg:x="10.76cm" svg:y="20.344cm">
          <draw:text-box>
            <text:p text:style-name="P11">(1,1)</text:p>
          </draw:text-box>
        </draw:frame>
        <draw:frame draw:style-name="gr21" draw:text-style-name="P12" draw:layer="layout" svg:width="1.522cm" svg:height="0.806cm" svg:x="10.508cm" svg:y="15.117cm">
          <draw:text-box>
            <text:p text:style-name="P11">(1,n)</text:p>
          </draw:text-box>
        </draw:frame>
        <draw:frame draw:style-name="gr21" draw:text-style-name="P14" draw:layer="layout" svg:width="1.298cm" svg:height="0.806cm" svg:x="11.684cm" svg:y="16.851cm">
          <draw:text-box>
            <text:p text:style-name="P13">N:1</text:p>
          </draw:text-box>
        </draw:frame>
        <draw:frame draw:style-name="gr21" draw:text-style-name="P14" draw:layer="layout" svg:width="0.832cm" svg:height="0.806cm" svg:x="7.585cm" svg:y="16.534cm">
          <draw:text-box>
            <text:p text:style-name="P13">E</text:p>
          </draw:text-box>
        </draw:frame>
        <draw:custom-shape draw:style-name="gr37" draw:text-style-name="P8" draw:layer="layout" svg:width="4.763cm" svg:height="0.953cm" svg:x="13.6cm" svg:y="13.947cm">
          <text:p text:style-name="P7"><text:span text:style-name="T3">Ref_catastr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594cm" svg:y1="14.382cm" svg:x2="13.617cm" svg:y2="14.482cm">
          <text:p/>
        </draw:line>
        <draw:custom-shape draw:style-name="gr38" draw:text-style-name="P8" draw:layer="layout" svg:width="2.223cm" svg:height="0.953cm" svg:x="14.669cm" svg:y="6.427cm">
          <text:p text:style-name="P7"><text:span text:style-name="T3">D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395cm" svg:y1="7.18cm" svg:x2="14.887cm" svg:y2="7.18cm">
          <text:p/>
        </draw:line>
        <draw:custom-shape draw:style-name="gr37" draw:text-style-name="P8" draw:layer="layout" svg:width="4.763cm" svg:height="0.953cm" svg:x="13.617cm" svg:y="21.15cm">
          <text:p text:style-name="P7"><text:span text:style-name="T3">Cod_municip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712cm" svg:y1="21.567cm" svg:x2="13.735cm" svg:y2="21.667cm">
          <text:p/>
        </draw:line>
        <draw:frame draw:style-name="gr22" draw:text-style-name="P12" draw:layer="layout" svg:width="1.522cm" svg:height="0.806cm" svg:x="11.695cm" svg:y="3.422cm">
          <draw:text-box>
            <text:p text:style-name="P11">(0,1)</text:p>
          </draw:text-box>
        </draw:frame>
        <draw:frame draw:style-name="gr22" draw:text-style-name="P12" draw:layer="layout" svg:width="1.522cm" svg:height="0.806cm" svg:x="6.78cm" svg:y="3.369cm">
          <draw:text-box>
            <text:p text:style-name="P11">(0,n)</text:p>
          </draw:text-box>
        </draw:frame>
        <draw:frame draw:style-name="gr21" draw:text-style-name="P14" draw:layer="layout" svg:width="1.298cm" svg:height="0.806cm" svg:x="9.092cm" svg:y="2.27cm">
          <draw:text-box>
            <text:p text:style-name="P13">N:1</text:p>
          </draw:text-box>
        </draw:frame>
        <draw:frame draw:style-name="gr21" draw:text-style-name="P14" draw:layer="layout" svg:width="0.832cm" svg:height="0.806cm" svg:x="5.448cm" svg:y="10.96cm">
          <draw:text-box>
            <text:p text:style-name="P13">E</text:p>
          </draw:text-box>
        </draw:frame>
      </draw:page>
      <draw:page draw:name="page4" draw:style-name="dp1" draw:master-page-name="Default">
        <draw:frame draw:style-name="gr1" draw:text-style-name="P2" draw:layer="layout" svg:width="18.733cm" svg:height="1.27cm" svg:x="1.32cm" svg:y="1.135cm">
          <draw:text-box>
            <text:p text:style-name="P1"><text:span text:style-name="T1">5. Entidad E-R Centro educativo</text:span></text:p>
          </draw:text-box>
        </draw:frame>
        <draw:custom-shape draw:style-name="gr33" draw:text-style-name="P16" draw:layer="layout" svg:width="3.493cm" svg:height="0.953cm" svg:x="15.17cm" svg:y="13.329cm">
          <text:p text:style-name="P15"><text:span text:style-name="T5">Asignat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6" draw:layer="layout" svg:width="4.128cm" svg:height="0.953cm" svg:x="8.502cm" svg:y="5.392cm">
          <text:p text:style-name="P15"><text:span text:style-name="T5">Departamento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858cm" svg:height="0.953cm" svg:x="2.787cm" svg:y="13.43cm">
          <text:p text:style-name="P15"><text:span text:style-name="T5">Profe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4.445cm" svg:height="1.905cm" svg:x="2.17cm" svg:y="8.985cm">
          <text:p text:style-name="P17"><text:span text:style-name="T6">Pertenec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4" draw:text-style-name="P18" draw:layer="layout" svg:width="4.445cm" svg:height="1.905cm" svg:x="14.217cm" svg:y="8.985cm">
          <text:p text:style-name="P17"><text:span text:style-name="T6">Adscrit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4" draw:text-style-name="P18" draw:layer="layout" svg:width="4.445cm" svg:height="1.905cm" svg:x="8.502cm" svg:y="12.795cm">
          <text:p text:style-name="P17"><text:span text:style-name="T6">Impart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5" draw:layer="layout" svg:x1="4.375cm" svg:y1="5.81cm" svg:x2="4.375cm" svg:y2="8.985cm">
          <text:p/>
        </draw:line>
        <draw:line draw:style-name="gr3" draw:text-style-name="P5" draw:layer="layout" svg:x1="16.44cm" svg:y1="5.81cm" svg:x2="16.479cm" svg:y2="8.968cm">
          <text:p/>
        </draw:line>
        <draw:line draw:style-name="gr3" draw:text-style-name="P5" draw:layer="layout" svg:x1="4.375cm" svg:y1="10.89cm" svg:x2="4.375cm" svg:y2="13.43cm">
          <text:p/>
        </draw:line>
        <draw:line draw:style-name="gr3" draw:text-style-name="P5" draw:layer="layout" svg:x1="16.44cm" svg:y1="10.89cm" svg:x2="16.44cm" svg:y2="13.413cm">
          <text:p/>
        </draw:line>
        <draw:line draw:style-name="gr3" draw:text-style-name="P5" draw:layer="layout" svg:x1="8.502cm" svg:y1="13.747cm" svg:x2="5.645cm" svg:y2="13.747cm">
          <text:p/>
        </draw:line>
        <draw:line draw:style-name="gr3" draw:text-style-name="P5" draw:layer="layout" svg:x1="15.17cm" svg:y1="13.747cm" svg:x2="12.947cm" svg:y2="13.747cm">
          <text:p/>
        </draw:line>
        <draw:line draw:style-name="gr3" draw:text-style-name="P5" draw:layer="layout" svg:x1="4.375cm" svg:y1="5.811cm" svg:x2="8.502cm" svg:y2="5.81cm">
          <text:p/>
        </draw:line>
        <draw:line draw:style-name="gr3" draw:text-style-name="P5" draw:layer="layout" svg:x1="12.63cm" svg:y1="5.811cm" svg:x2="16.44cm" svg:y2="5.81cm">
          <text:p/>
        </draw:line>
        <draw:custom-shape draw:style-name="gr18" draw:text-style-name="P10" draw:layer="layout" svg:width="3.175cm" svg:height="0.953cm" svg:x="5.327cm" svg:y="3.587cm">
          <text:p text:style-name="P9"><text:span text:style-name="T4">Cod_de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7.867cm" svg:y1="4.44cm" svg:x2="9.455cm" svg:y2="5.492cm">
          <text:p/>
        </draw:line>
        <draw:custom-shape draw:style-name="gr9" draw:text-style-name="P8" draw:layer="layout" svg:width="2.857cm" svg:height="0.953cm" svg:x="8.82cm" svg:y="3.27cm">
          <text:p text:style-name="P7"><text:span text:style-name="T3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0.09cm" svg:y1="4.222cm" svg:x2="10.09cm" svg:y2="5.492cm">
          <text:p/>
        </draw:line>
        <draw:custom-shape draw:style-name="gr9" draw:text-style-name="P8" draw:layer="layout" svg:width="2.857cm" svg:height="0.953cm" svg:x="11.995cm" svg:y="3.269cm">
          <text:p text:style-name="P7"><text:span text:style-name="T4">Dir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2.63cm" svg:y1="4.122cm" svg:x2="11.29cm" svg:y2="5.392cm">
          <text:p/>
        </draw:line>
        <draw:custom-shape draw:style-name="gr41" draw:text-style-name="P8" draw:layer="layout" svg:width="2.34cm" svg:height="0.953cm" svg:x="13.9cm" svg:y="4.539cm">
          <text:p text:style-name="P7"><text:span text:style-name="T4">Tlf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3.9cm" svg:y1="5.175cm" svg:x2="12.63cm" svg:y2="5.492cm">
          <text:p/>
        </draw:line>
        <draw:frame draw:style-name="gr21" draw:text-style-name="P14" draw:layer="layout" svg:width="0.803cm" svg:height="0.806cm" svg:x="12.662cm" svg:y="4.686cm">
          <draw:text-box>
            <text:p text:style-name="P13">n</text:p>
          </draw:text-box>
        </draw:frame>
        <draw:custom-shape draw:style-name="gr18" draw:text-style-name="P8" draw:layer="layout" svg:width="3.175cm" svg:height="0.953cm" svg:x="13.582cm" svg:y="15.334cm">
          <text:p text:style-name="P7"><text:span text:style-name="T3">Cod_de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5.805cm" svg:y1="14.283cm" svg:x2="15.487cm" svg:y2="15.335cm">
          <text:p/>
        </draw:line>
        <draw:custom-shape draw:style-name="gr9" draw:text-style-name="P8" draw:layer="layout" svg:width="2.857cm" svg:height="0.953cm" svg:x="17.392cm" svg:y="15.334cm">
          <text:p text:style-name="P7"><text:span text:style-name="T4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7.71cm" svg:y1="14.283cm" svg:x2="18.345cm" svg:y2="15.335cm">
          <text:p/>
        </draw:line>
        <draw:custom-shape draw:style-name="gr8" draw:text-style-name="P8" draw:layer="layout" svg:width="3.492cm" svg:height="0.953cm" svg:x="9.89cm" svg:y="15.922cm">
          <text:p text:style-name="P7"><text:span text:style-name="T4">Crédit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508cm" svg:y1="14.3cm" svg:x2="11.477cm" svg:y2="15.922cm">
          <text:p/>
        </draw:line>
        <draw:frame draw:style-name="gr22" draw:text-style-name="P12" draw:layer="layout" svg:width="1.522cm" svg:height="0.806cm" svg:x="7.032cm" svg:y="5.909cm">
          <draw:text-box>
            <text:p text:style-name="P11">(1,1)</text:p>
          </draw:text-box>
        </draw:frame>
        <draw:frame draw:style-name="gr22" draw:text-style-name="P12" draw:layer="layout" svg:width="1.522cm" svg:height="0.806cm" svg:x="2.335cm" svg:y="12.43cm">
          <draw:text-box>
            <text:p text:style-name="P11">(1,n)</text:p>
          </draw:text-box>
        </draw:frame>
        <draw:frame draw:style-name="gr21" draw:text-style-name="P14" draw:layer="layout" svg:width="1.298cm" svg:height="0.806cm" svg:x="2.107cm" svg:y="8.449cm">
          <draw:text-box>
            <text:p text:style-name="P13">N:1</text:p>
          </draw:text-box>
        </draw:frame>
        <draw:frame draw:style-name="gr22" draw:text-style-name="P12" draw:layer="layout" svg:width="1.522cm" svg:height="0.806cm" svg:x="12.613cm" svg:y="5.909cm">
          <draw:text-box>
            <text:p text:style-name="P11">(1,1)</text:p>
          </draw:text-box>
        </draw:frame>
        <draw:frame draw:style-name="gr22" draw:text-style-name="P12" draw:layer="layout" svg:width="1.522cm" svg:height="0.806cm" svg:x="17.258cm" svg:y="12.259cm">
          <draw:text-box>
            <text:p text:style-name="P11">(1,n)</text:p>
          </draw:text-box>
        </draw:frame>
        <draw:frame draw:style-name="gr21" draw:text-style-name="P14" draw:layer="layout" svg:width="1.298cm" svg:height="0.806cm" svg:x="17.164cm" svg:y="8.302cm">
          <draw:text-box>
            <text:p text:style-name="P13">1:N</text:p>
          </draw:text-box>
        </draw:frame>
        <draw:frame draw:style-name="gr22" draw:text-style-name="P12" draw:layer="layout" svg:width="1.522cm" svg:height="0.806cm" svg:x="13.7cm" svg:y="12.576cm">
          <draw:text-box>
            <text:p text:style-name="P11">(1,n)</text:p>
          </draw:text-box>
        </draw:frame>
        <draw:frame draw:style-name="gr22" draw:text-style-name="P12" draw:layer="layout" svg:width="1.522cm" svg:height="0.806cm" svg:x="5.51cm" svg:y="12.576cm">
          <draw:text-box>
            <text:p text:style-name="P11">(1,n)</text:p>
          </draw:text-box>
        </draw:frame>
        <draw:frame draw:style-name="gr21" draw:text-style-name="P14" draw:layer="layout" svg:width="1.433cm" svg:height="0.806cm" svg:x="9.227cm" svg:y="11.941cm">
          <draw:text-box>
            <text:p text:style-name="P13">N:M</text:p>
          </draw:text-box>
        </draw:frame>
        <draw:custom-shape draw:style-name="gr42" draw:text-style-name="P8" draw:layer="layout" svg:width="3.493cm" svg:height="0.953cm" svg:x="6.262cm" svg:y="14.452cm">
          <text:p text:style-name="P7"><text:span text:style-name="T3">Cod_pro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5.445cm" svg:y1="14.335cm" svg:x2="6.715cm" svg:y2="14.652cm">
          <text:p/>
        </draw:line>
        <draw:custom-shape draw:style-name="gr9" draw:text-style-name="P8" draw:layer="layout" svg:width="2.857cm" svg:height="0.953cm" svg:x="0.812cm" svg:y="15.004cm">
          <text:p text:style-name="P7"><text:span text:style-name="T4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3.222cm" svg:y1="14.335cm" svg:x2="2.27cm" svg:y2="14.97cm">
          <text:p/>
        </draw:line>
        <draw:custom-shape draw:style-name="gr8" draw:text-style-name="P8" draw:layer="layout" svg:width="3.492cm" svg:height="0.953cm" svg:x="1.317cm" svg:y="16.24cm">
          <text:p text:style-name="P7"><text:span text:style-name="T4">Direc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4.175cm" svg:y1="14.335cm" svg:x2="3.857cm" svg:y2="16.24cm">
          <text:p/>
        </draw:line>
        <draw:custom-shape draw:style-name="gr41" draw:text-style-name="P8" draw:layer="layout" svg:width="2.34cm" svg:height="0.953cm" svg:x="4.375cm" svg:y="17.192cm">
          <text:p text:style-name="P7"><text:span text:style-name="T4">Tlf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4.575cm" svg:y1="14.336cm" svg:x2="5.445cm" svg:y2="17.192cm">
          <text:p/>
        </draw:line>
        <draw:custom-shape draw:style-name="gr41" draw:text-style-name="P8" draw:layer="layout" svg:width="2.34cm" svg:height="0.953cm" svg:x="6.715cm" svg:y="16.439cm">
          <text:p text:style-name="P7"><text:span text:style-name="T4">Cete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5.275cm" svg:y1="14.336cm" svg:x2="6.715cm" svg:y2="16.875cm">
          <text:p/>
        </draw:line>
        <draw:frame draw:style-name="gr21" draw:text-style-name="P14" draw:layer="layout" svg:width="0.803cm" svg:height="0.806cm" svg:x="4.91cm" svg:y="15.605cm">
          <draw:text-box>
            <text:p text:style-name="P13">n</text:p>
          </draw:text-box>
        </draw:frame>
        <draw:custom-shape draw:style-name="gr36" draw:text-style-name="P19" draw:layer="layout" svg:width="3.175cm" svg:height="1.27cm" svg:x="2.587cm" svg:y="13.26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3.81cm" svg:height="1.27cm" svg:x="14.97cm" svg:y="13.165cm">
          <text:p/>
          <draw:enhanced-geometry svg:viewBox="0 0 21600 21600" draw:type="rectangle" draw:enhanced-path="M 0 0 L 21600 0 21600 21600 0 21600 0 0 Z N"/>
        </draw:custom-shape>
        <draw:frame draw:style-name="gr21" draw:text-style-name="P14" draw:layer="layout" svg:width="0.832cm" svg:height="0.806cm" svg:x="17.482cm" svg:y="10.354cm">
          <draw:text-box>
            <text:p text:style-name="P13">E</text:p>
          </draw:text-box>
        </draw:frame>
        <draw:frame draw:style-name="gr21" draw:text-style-name="P14" draw:layer="layout" svg:width="0.832cm" svg:height="0.806cm" svg:x="3.025cm" svg:y="10.671cm">
          <draw:text-box>
            <text:p text:style-name="P13">E</text:p>
          </draw:text-box>
        </draw:frame>
      </draw:page>
      <draw:page draw:name="page5" draw:style-name="dp1" draw:master-page-name="Default">
        <draw:frame draw:style-name="gr1" draw:text-style-name="P2" draw:layer="layout" svg:width="18.733cm" svg:height="1.27cm" svg:x="1.321cm" svg:y="1.135cm">
          <draw:text-box>
            <text:p text:style-name="P1"><text:span text:style-name="T1">6. Entidad E-R Club náutico</text:span></text:p>
          </draw:text-box>
        </draw:frame>
        <draw:custom-shape draw:style-name="gr44" draw:text-style-name="P16" draw:layer="layout" svg:width="2.34cm" svg:height="0.953cm" svg:x="12.772cm" svg:y="16.239cm">
          <text:p text:style-name="P15"><text:span text:style-name="T5">Zona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2.858cm" svg:height="0.953cm" svg:x="12.472cm" svg:y="10.207cm">
          <text:p text:style-name="P15"><text:span text:style-name="T5">Amar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6" draw:layer="layout" svg:width="3.81cm" svg:height="0.953cm" svg:x="11.955cm" svg:y="22.307cm">
          <text:p text:style-name="P15"><text:span text:style-name="T5">Empleado</text:span></text:p>
          <draw:enhanced-geometry svg:viewBox="0 0 21600 21600" draw:type="rectangle" draw:enhanced-path="M 0 0 L 21600 0 21600 21600 0 21600 0 0 Z N"/>
        </draw:custom-shape>
        <draw:custom-shape draw:style-name="gr2" draw:text-style-name="P16" draw:layer="layout" svg:width="3.81cm" svg:height="0.953cm" svg:x="8.127cm" svg:y="4.592cm">
          <text:p text:style-name="P15"><text:span text:style-name="T5">Embarcación</text:span>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2.34cm" svg:height="0.953cm" svg:x="4.635cm" svg:y="10.007cm">
          <text:p text:style-name="P15"><text:span text:style-name="T5">Socio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4.445cm" svg:height="1.905cm" svg:x="11.62cm" svg:y="12.747cm">
          <text:p text:style-name="P17"><text:span text:style-name="T6">Pertenec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5" draw:layer="layout" svg:x1="13.842cm" svg:y1="11.16cm" svg:x2="13.842cm" svg:y2="12.747cm">
          <text:p/>
        </draw:line>
        <draw:line draw:style-name="gr3" draw:text-style-name="P5" draw:layer="layout" svg:x1="13.842cm" svg:y1="14.652cm" svg:x2="13.842cm" svg:y2="16.239cm">
          <text:p/>
        </draw:line>
        <draw:custom-shape draw:style-name="gr45" draw:text-style-name="P18" draw:layer="layout" svg:width="3.175cm" svg:height="1.905cm" svg:x="8.127cm" svg:y="9.572cm">
          <text:p text:style-name="P17"><text:span text:style-name="T6">Pose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5" draw:layer="layout" svg:x1="6.975cm" svg:y1="10.425cm" svg:x2="8.127cm" svg:y2="10.525cm">
          <text:p/>
        </draw:line>
        <draw:line draw:style-name="gr3" draw:text-style-name="P5" draw:layer="layout" svg:x1="11.302cm" svg:y1="10.525cm" svg:x2="12.454cm" svg:y2="10.625cm">
          <text:p/>
        </draw:line>
        <draw:custom-shape draw:style-name="gr5" draw:text-style-name="P8" draw:layer="layout" svg:width="4.762cm" svg:height="0.953cm" svg:x="6.857cm" svg:y="12.429cm">
          <text:p text:style-name="P7"><text:span text:style-name="T4">fecha_comp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9.397cm" svg:y1="12.43cm" svg:x2="9.279cm" svg:y2="11.26cm">
          <text:p/>
        </draw:line>
        <draw:custom-shape draw:style-name="gr34" draw:text-style-name="P18" draw:layer="layout" svg:width="4.445cm" svg:height="1.905cm" svg:x="3.682cm" svg:y="6.497cm">
          <text:p text:style-name="P17"><text:span text:style-name="T6">Pertenec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5" draw:text-style-name="P18" draw:layer="layout" svg:width="3.175cm" svg:height="1.905cm" svg:x="12.255cm" svg:y="6.715cm">
          <text:p text:style-name="P17"><text:span text:style-name="T6">Ocup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5" draw:layer="layout" svg:x1="13.842cm" svg:y1="8.62cm" svg:x2="13.842cm" svg:y2="10.207cm">
          <text:p/>
        </draw:line>
        <draw:line draw:style-name="gr3" draw:text-style-name="P5" draw:layer="layout" svg:x1="13.842cm" svg:y1="5.127cm" svg:x2="13.842cm" svg:y2="6.714cm">
          <text:p/>
        </draw:line>
        <draw:line draw:style-name="gr3" draw:text-style-name="P5" draw:layer="layout" svg:x1="5.905cm" svg:y1="8.42cm" svg:x2="5.905cm" svg:y2="10.007cm">
          <text:p/>
        </draw:line>
        <draw:line draw:style-name="gr3" draw:text-style-name="P5" draw:layer="layout" svg:x1="5.905cm" svg:y1="5.028cm" svg:x2="5.905cm" svg:y2="6.615cm">
          <text:p/>
        </draw:line>
        <draw:line draw:style-name="gr3" draw:text-style-name="P5" draw:layer="layout" svg:x1="5.905cm" svg:y1="5.029cm" svg:x2="8.127cm" svg:y2="5.127cm">
          <text:p/>
        </draw:line>
        <draw:line draw:style-name="gr3" draw:text-style-name="P5" draw:layer="layout" svg:x1="11.937cm" svg:y1="5.127cm" svg:x2="13.842cm" svg:y2="5.127cm">
          <text:p/>
        </draw:line>
        <draw:frame draw:style-name="gr22" draw:text-style-name="P12" draw:layer="layout" svg:width="1.522cm" svg:height="0.806cm" svg:x="6.857cm" svg:y="5.274cm">
          <draw:text-box>
            <text:p text:style-name="P11">(0,n)</text:p>
          </draw:text-box>
        </draw:frame>
        <draw:frame draw:style-name="gr22" draw:text-style-name="P12" draw:layer="layout" svg:width="1.522cm" svg:height="0.806cm" svg:x="5.97cm" svg:y="9.084cm">
          <draw:text-box>
            <text:p text:style-name="P11">(0,1)</text:p>
          </draw:text-box>
        </draw:frame>
        <draw:custom-shape draw:style-name="gr46" draw:text-style-name="P8" draw:layer="layout" svg:width="3.81cm" svg:height="0.953cm" svg:x="16.022cm" svg:y="6.714cm">
          <text:p text:style-name="P7"><text:span text:style-name="T4">fecha_as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5.112cm" svg:y1="7.567cm" svg:x2="16.24cm" svg:y2="7.35cm">
          <text:p/>
        </draw:line>
        <draw:frame draw:style-name="gr21" draw:text-style-name="P14" draw:layer="layout" svg:width="1.298cm" svg:height="0.806cm" svg:x="4.317cm" svg:y="5.591cm">
          <draw:text-box>
            <text:p text:style-name="P13">1:N</text:p>
          </draw:text-box>
        </draw:frame>
        <draw:frame draw:style-name="gr22" draw:text-style-name="P12" draw:layer="layout" svg:width="1.522cm" svg:height="0.806cm" svg:x="12.255cm" svg:y="9.255cm">
          <draw:text-box>
            <text:p text:style-name="P11">(1,1)</text:p>
          </draw:text-box>
        </draw:frame>
        <draw:frame draw:style-name="gr22" draw:text-style-name="P12" draw:layer="layout" svg:width="1.522cm" svg:height="0.806cm" svg:x="11.937cm" svg:y="5.127cm">
          <draw:text-box>
            <text:p text:style-name="P11">(0,1)</text:p>
          </draw:text-box>
        </draw:frame>
        <draw:frame draw:style-name="gr21" draw:text-style-name="P14" draw:layer="layout" svg:width="1.217cm" svg:height="0.806cm" svg:x="14.16cm" svg:y="5.909cm">
          <draw:text-box>
            <text:p text:style-name="P13">1:1</text:p>
          </draw:text-box>
        </draw:frame>
        <draw:frame draw:style-name="gr22" draw:text-style-name="P12" draw:layer="layout" svg:width="1.522cm" svg:height="0.806cm" svg:x="14.16cm" svg:y="15.287cm">
          <draw:text-box>
            <text:p text:style-name="P11">(1,1)</text:p>
          </draw:text-box>
        </draw:frame>
        <draw:frame draw:style-name="gr22" draw:text-style-name="P12" draw:layer="layout" svg:width="1.522cm" svg:height="0.806cm" svg:x="14.16cm" svg:y="11.16cm">
          <draw:text-box>
            <text:p text:style-name="P11">(1,n)</text:p>
          </draw:text-box>
        </draw:frame>
        <draw:custom-shape draw:style-name="gr47" draw:text-style-name="P18" draw:layer="layout" svg:width="3.492cm" svg:height="1.905cm" svg:x="12.132cm" svg:y="18.803cm">
          <text:p text:style-name="P17"><text:span text:style-name="T6">Atiend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5" draw:layer="layout" svg:x1="13.842cm" svg:y1="17.153cm" svg:x2="13.842cm" svg:y2="18.74cm">
          <text:p/>
        </draw:line>
        <draw:line draw:style-name="gr3" draw:text-style-name="P5" draw:layer="layout" svg:x1="13.842cm" svg:y1="20.685cm" svg:x2="13.842cm" svg:y2="22.272cm">
          <text:p/>
        </draw:line>
        <draw:frame draw:style-name="gr22" draw:text-style-name="P12" draw:layer="layout" svg:width="1.522cm" svg:height="0.806cm" svg:x="14.225cm" svg:y="17.192cm">
          <draw:text-box>
            <text:p text:style-name="P11">(1,n)</text:p>
          </draw:text-box>
        </draw:frame>
        <draw:frame draw:style-name="gr22" draw:text-style-name="P12" draw:layer="layout" svg:width="1.522cm" svg:height="0.806cm" svg:x="14.795cm" svg:y="21.466cm">
          <draw:text-box>
            <text:p text:style-name="P11">(1,n)</text:p>
          </draw:text-box>
        </draw:frame>
        <draw:frame draw:style-name="gr48" draw:text-style-name="P14" draw:layer="layout" svg:width="2.222cm" svg:height="1.361cm" svg:x="15.43cm" svg:y="18.78cm">
          <draw:text-box>
            <text:p text:style-name="P13">N:N</text:p>
          </draw:text-box>
        </draw:frame>
        <draw:frame draw:style-name="gr21" draw:text-style-name="P14" draw:layer="layout" svg:width="1.217cm" svg:height="0.806cm" svg:x="8.498cm" svg:y="8.62cm">
          <draw:text-box>
            <text:p text:style-name="P13">1:1</text:p>
          </draw:text-box>
        </draw:frame>
        <draw:custom-shape draw:style-name="gr49" draw:text-style-name="P8" draw:layer="layout" svg:width="2.858cm" svg:height="0.953cm" svg:x="1.417cm" svg:y="8.719cm">
          <text:p text:style-name="P7"><text:span text:style-name="T4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4.61cm" svg:y1="10.107cm" svg:x2="3.857cm" svg:y2="9.572cm">
          <text:p/>
        </draw:line>
        <draw:custom-shape draw:style-name="gr49" draw:text-style-name="P8" draw:layer="layout" svg:width="2.858cm" svg:height="0.953cm" svg:x="1cm" svg:y="10.207cm">
          <text:p text:style-name="P7"><text:span text:style-name="T4">Di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4.611cm" svg:y1="10.408cm" svg:x2="3.857cm" svg:y2="10.842cm">
          <text:p/>
        </draw:line>
        <draw:custom-shape draw:style-name="gr49" draw:text-style-name="P8" draw:layer="layout" svg:width="2.858cm" svg:height="0.953cm" svg:x="1.317cm" svg:y="11.577cm">
          <text:p text:style-name="P7"><text:span text:style-name="T7">D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4.611cm" svg:y1="10.842cm" svg:x2="3.857cm" svg:y2="11.795cm">
          <text:p/>
        </draw:line>
        <draw:custom-shape draw:style-name="gr50" draw:text-style-name="P8" draw:layer="layout" svg:width="1.906cm" svg:height="0.953cm" svg:x="5.761cm" svg:y="11.477cm">
          <text:p text:style-name="P7"><text:span text:style-name="T8">Tel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6.397cm" svg:y1="10.942cm" svg:x2="6.715cm" svg:y2="11.477cm">
          <text:p/>
        </draw:line>
        <draw:custom-shape draw:style-name="gr5" draw:text-style-name="P8" draw:layer="layout" svg:width="4.762cm" svg:height="0.953cm" svg:x="2.07cm" svg:y="13.064cm">
          <text:p text:style-name="P7"><text:span text:style-name="T4">fecha_ingres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5.311cm" svg:y1="10.943cm" svg:x2="4.492cm" svg:y2="13.065cm">
          <text:p/>
        </draw:line>
        <draw:custom-shape draw:style-name="gr18" draw:text-style-name="P8" draw:layer="layout" svg:width="3.175cm" svg:height="0.953cm" svg:x="4.492cm" svg:y="2.904cm">
          <text:p text:style-name="P7"><text:span text:style-name="T7">Matrícu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8" draw:layer="layout" svg:width="2.858cm" svg:height="0.953cm" svg:x="7.667cm" svg:y="2.469cm">
          <text:p text:style-name="P7"><text:span text:style-name="T4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9.255cm" svg:y1="4.492cm" svg:x2="9.137cm" svg:y2="3.522cm">
          <text:p/>
        </draw:line>
        <draw:line draw:style-name="gr3" draw:text-style-name="P5" draw:layer="layout" svg:x1="8.202cm" svg:y1="4.61cm" svg:x2="6.715cm" svg:y2="3.857cm">
          <text:p/>
        </draw:line>
        <draw:custom-shape draw:style-name="gr49" draw:text-style-name="P8" draw:layer="layout" svg:width="2.858cm" svg:height="0.953cm" svg:x="10.742cm" svg:y="2.37cm">
          <text:p text:style-name="P7"><text:span text:style-name="T4">Ti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0.643cm" svg:y1="4.51cm" svg:x2="11.477cm" svg:y2="3.222cm">
          <text:p/>
        </draw:line>
        <draw:custom-shape draw:style-name="gr29" draw:text-style-name="P8" draw:layer="layout" svg:width="4.445cm" svg:height="0.953cm" svg:x="12.747cm" svg:y="3.539cm">
          <text:p text:style-name="P7"><text:span text:style-name="T4">Dimensio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643cm" svg:y1="4.61cm" svg:x2="13.065cm" svg:y2="4.175cm">
          <text:p/>
        </draw:line>
        <draw:custom-shape draw:style-name="gr49" draw:text-style-name="P8" draw:layer="layout" svg:width="2.858cm" svg:height="0.953cm" svg:x="15.105cm" svg:y="8.302cm">
          <text:p text:style-name="P7"><text:span text:style-name="T7">Nume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4.97cm" svg:y1="10.207cm" svg:x2="15.922cm" svg:y2="9.255cm">
          <text:p/>
        </draw:line>
        <draw:custom-shape draw:style-name="gr51" draw:text-style-name="P10" draw:layer="layout" svg:width="3.811cm" svg:height="0.953cm" svg:x="16.34cm" svg:y="9.472cm">
          <text:p text:style-name="P9"><text:span text:style-name="T8">Cont_ag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0" draw:layer="layout" svg:width="3.811cm" svg:height="0.953cm" svg:x="16.34cm" svg:y="10.742cm">
          <text:p text:style-name="P9"><text:span text:style-name="T8">Cont_lu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3.175cm" svg:height="0.953cm" svg:x="15.922cm" svg:y="12.112cm">
          <text:p text:style-name="P9"><text:span text:style-name="T8">Maten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5.37cm" svg:y1="10.207cm" svg:x2="16.557cm" svg:y2="10.207cm">
          <text:p/>
        </draw:line>
        <draw:line draw:style-name="gr3" draw:text-style-name="P5" draw:layer="layout" svg:x1="15.371cm" svg:y1="11.007cm" svg:x2="16.558cm" svg:y2="11.007cm">
          <text:p/>
        </draw:line>
        <draw:line draw:style-name="gr3" draw:text-style-name="P5" draw:layer="layout" svg:x1="15.272cm" svg:y1="11.207cm" svg:x2="16.875cm" svg:y2="12.112cm">
          <text:p/>
        </draw:line>
        <draw:frame draw:style-name="gr48" draw:text-style-name="P14" draw:layer="layout" svg:width="2.222cm" svg:height="1.361cm" svg:x="15.605cm" svg:y="13.7cm">
          <draw:text-box>
            <text:p text:style-name="P13">N:1</text:p>
          </draw:text-box>
        </draw:frame>
        <draw:custom-shape draw:style-name="gr52" draw:text-style-name="P8" draw:layer="layout" svg:width="2.222cm" svg:height="0.953cm" svg:x="9.255cm" svg:y="14.969cm">
          <text:p text:style-name="P7"><text:span text:style-name="T7">Let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462cm" svg:y1="15.605cm" svg:x2="12.747cm" svg:y2="16.24cm">
          <text:p/>
        </draw:line>
        <draw:custom-shape draw:style-name="gr51" draw:text-style-name="P8" draw:layer="layout" svg:width="3.809cm" svg:height="0.953cm" svg:x="7.35cm" svg:y="16.239cm">
          <text:p text:style-name="P7"><text:span text:style-name="T4">tipo_barc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16cm" svg:y1="16.875cm" svg:x2="12.748cm" svg:y2="16.741cm">
          <text:p/>
        </draw:line>
        <draw:custom-shape draw:style-name="gr29" draw:text-style-name="P8" draw:layer="layout" svg:width="4.445cm" svg:height="0.953cm" svg:x="8.302cm" svg:y="17.827cm">
          <text:p text:style-name="P7"><text:span text:style-name="T4">num_barc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1.477cm" svg:y1="17.827cm" svg:x2="13.065cm" svg:y2="17.192cm">
          <text:p/>
        </draw:line>
        <draw:custom-shape draw:style-name="gr53" draw:text-style-name="P8" draw:layer="layout" svg:width="4.128cm" svg:height="0.953cm" svg:x="16.557cm" svg:y="15.187cm">
          <text:p text:style-name="P7"><text:span text:style-name="T4">Prof_amar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8" draw:layer="layout" svg:width="4.54cm" svg:height="0.953cm" svg:x="16.162cm" svg:y="16.84cm">
          <text:p text:style-name="P7"><text:span text:style-name="T4">Anch_amar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4.97cm" svg:y1="16.875cm" svg:x2="16.24cm" svg:y2="17.192cm">
          <text:p/>
        </draw:line>
        <draw:line draw:style-name="gr3" draw:text-style-name="P5" draw:layer="layout" svg:x1="14.97cm" svg:y1="16.376cm" svg:x2="16.875cm" svg:y2="15.922cm">
          <text:p/>
        </draw:line>
        <draw:custom-shape draw:style-name="gr42" draw:text-style-name="P8" draw:layer="layout" svg:width="3.493cm" svg:height="0.953cm" svg:x="7.567cm" svg:y="20.902cm">
          <text:p text:style-name="P7"><text:span text:style-name="T7">Cod_e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0.827cm" svg:y1="21.637cm" svg:x2="12.112cm" svg:y2="22.272cm">
          <text:p/>
        </draw:line>
        <draw:custom-shape draw:style-name="gr49" draw:text-style-name="P8" draw:layer="layout" svg:width="2.858cm" svg:height="0.953cm" svg:x="7.667cm" svg:y="22.589cm">
          <text:p text:style-name="P7"><text:span text:style-name="T4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0.525cm" svg:y1="22.907cm" svg:x2="11.912cm" svg:y2="23.007cm">
          <text:p/>
        </draw:line>
        <draw:custom-shape draw:style-name="gr49" draw:text-style-name="P8" draw:layer="layout" svg:width="2.858cm" svg:height="0.953cm" svg:x="10.524cm" svg:y="24.494cm">
          <text:p text:style-name="P7"><text:span text:style-name="T4">Di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2.43cm" svg:y1="24.495cm" svg:x2="12.747cm" svg:y2="23.225cm">
          <text:p/>
        </draw:line>
        <draw:custom-shape draw:style-name="gr50" draw:text-style-name="P8" draw:layer="layout" svg:width="1.906cm" svg:height="0.953cm" svg:x="14.034cm" svg:y="24.494cm">
          <text:p text:style-name="P7"><text:span text:style-name="T8">Tel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4.97cm" svg:y1="24.495cm" svg:x2="14.948cm" svg:y2="23.225cm">
          <text:p/>
        </draw:line>
        <draw:custom-shape draw:style-name="gr29" draw:text-style-name="P8" draw:layer="layout" svg:width="4.445cm" svg:height="0.953cm" svg:x="16.145cm" svg:y="23.542cm">
          <text:p text:style-name="P7"><text:span text:style-name="T8">Especialid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7.292cm" svg:y1="23.542cm" svg:x2="15.705cm" svg:y2="22.59cm">
          <text:p/>
        </draw:line>
        <draw:frame draw:style-name="gr22" draw:text-style-name="P14" draw:layer="layout" svg:width="0.803cm" svg:height="0.806cm" svg:x="6.615cm" svg:y="10.742cm">
          <draw:text-box>
            <text:p text:style-name="P13">n</text:p>
          </draw:text-box>
        </draw:frame>
        <draw:frame draw:style-name="gr22" draw:text-style-name="P14" draw:layer="layout" svg:width="0.803cm" svg:height="0.806cm" svg:x="14.167cm" svg:y="23.371cm">
          <draw:text-box>
            <text:p text:style-name="P13">n</text:p>
          </draw:text-box>
        </draw:frame>
        <draw:custom-shape draw:style-name="gr55" draw:text-style-name="P8" draw:layer="layout" svg:width="3.905cm" svg:height="0.953cm" svg:x="16.145cm" svg:y="20.049cm">
          <text:p text:style-name="P7"><text:span text:style-name="T8">nBarc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7.192cm" svg:y1="20.05cm" svg:x2="15.605cm" svg:y2="19.733cm">
          <text:p/>
        </draw:line>
        <draw:custom-shape draw:style-name="gr56" draw:text-style-name="P19" draw:layer="layout" svg:width="3.275cm" svg:height="1.27cm" svg:x="12.23cm" svg:y="10.09cm">
          <text:p/>
          <draw:enhanced-geometry svg:viewBox="0 0 21600 21600" draw:type="rectangle" draw:enhanced-path="M 0 0 L 21600 0 21600 21600 0 21600 0 0 Z N"/>
        </draw:custom-shape>
        <draw:frame draw:style-name="gr48" draw:text-style-name="P14" draw:layer="layout" svg:width="2.222cm" svg:height="1.361cm" svg:x="12.112cm" svg:y="12.112cm">
          <draw:text-box>
            <text:p text:style-name="P13">ID</text:p>
          </draw:text-box>
        </draw:frame>
        <draw:frame draw:style-name="gr57" draw:text-style-name="P21" draw:layer="layout" svg:width="5.715cm" svg:height="6.033cm" svg:x="1.317cm" svg:y="18.462cm">
          <draw:text-box>
            <text:p text:style-name="P20">Amarre tiene dependencia de existencia con Zona, ya que si se elimina la zona, se eliminan los amarres.</text:p>
            <text:p text:style-name="P20">También tiene dependencia de identidad con Zona, ya que el amarre se identifica por la letra de la zona, y por el número de amarre.</text:p>
            <text:p text:style-name="P20">Se incluye por tanto dependencia de Identidad (ID)</text:p>
          </draw:text-box>
        </draw:frame>
      </draw:page>
      <draw:page draw:name="page6" draw:style-name="dp1" draw:master-page-name="Default">
        <draw:frame draw:style-name="gr1" draw:text-style-name="P2" draw:layer="layout" svg:width="18.733cm" svg:height="1.27cm" svg:x="1.322cm" svg:y="1.135cm">
          <draw:text-box>
            <text:p text:style-name="P1"><text:span text:style-name="T1">7. Entidad E-R Fórmula 1</text:span></text:p>
          </draw:text-box>
        </draw:frame>
        <draw:custom-shape draw:style-name="gr2" draw:text-style-name="P16" draw:layer="layout" svg:width="3.81cm" svg:height="0.953cm" svg:x="2.957cm" svg:y="7.872cm">
          <text:p text:style-name="P15"><text:span text:style-name="T5">Escudería</text:span></text:p>
          <draw:enhanced-geometry svg:viewBox="0 0 21600 21600" draw:type="rectangle" draw:enhanced-path="M 0 0 L 21600 0 21600 21600 0 21600 0 0 Z N"/>
        </draw:custom-shape>
        <draw:custom-shape draw:style-name="gr2" draw:text-style-name="P16" draw:layer="layout" svg:width="3.81cm" svg:height="0.953cm" svg:x="2.905cm" svg:y="16.975cm">
          <text:p text:style-name="P15"><text:span text:style-name="T5">Gran premio</text:span></text:p>
          <draw:enhanced-geometry svg:viewBox="0 0 21600 21600" draw:type="rectangle" draw:enhanced-path="M 0 0 L 21600 0 21600 21600 0 21600 0 0 Z N"/>
        </draw:custom-shape>
        <draw:custom-shape draw:style-name="gr2" draw:text-style-name="P16" draw:layer="layout" svg:width="3.81cm" svg:height="0.953cm" svg:x="2.905cm" svg:y="3.205cm">
          <text:p text:style-name="P15"><text:span text:style-name="T5">Neumátic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6" draw:layer="layout" svg:width="3.81cm" svg:height="0.953cm" svg:x="2.905cm" svg:y="21.637cm">
          <text:p text:style-name="P15"><text:span text:style-name="T5">Circui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6" draw:layer="layout" svg:width="3.81cm" svg:height="0.953cm" svg:x="15.405cm" svg:y="21.637cm">
          <text:p text:style-name="P15"><text:span text:style-name="T5">Paí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6" draw:layer="layout" svg:width="4.445cm" svg:height="0.953cm" svg:x="15.287cm" svg:y="16.874cm">
          <text:p text:style-name="P15"><text:span text:style-name="T5">Pilo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6" draw:layer="layout" svg:width="3.81cm" svg:height="0.953cm" svg:x="2.905cm" svg:y="12.43cm">
          <text:p text:style-name="P15"><text:span text:style-name="T5">Monoplaza</text:span></text:p>
          <draw:enhanced-geometry svg:viewBox="0 0 21600 21600" draw:type="rectangle" draw:enhanced-path="M 0 0 L 21600 0 21600 21600 0 21600 0 0 Z N"/>
        </draw:custom-shape>
        <draw:custom-shape draw:style-name="gr59" draw:text-style-name="P18" draw:layer="layout" svg:width="3.175cm" svg:height="1.27cm" svg:x="3.222cm" svg:y="5.362cm">
          <text:p text:style-name="P17"><text:span text:style-name="T6">Utiliz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22" draw:text-style-name="P12" draw:layer="layout" svg:width="1.522cm" svg:height="0.806cm" svg:x="1.952cm" svg:y="4.157cm">
          <draw:text-box>
            <text:p text:style-name="P11">(0,1)</text:p>
          </draw:text-box>
        </draw:frame>
        <draw:frame draw:style-name="gr22" draw:text-style-name="P12" draw:layer="layout" svg:width="1.522cm" svg:height="0.806cm" svg:x="1.8cm" svg:y="7.02cm">
          <draw:text-box>
            <text:p text:style-name="P11">(0,n)</text:p>
          </draw:text-box>
        </draw:frame>
        <draw:line draw:style-name="gr3" draw:text-style-name="P5" draw:layer="layout" svg:x1="4.81cm" svg:y1="4.175cm" svg:x2="4.81cm" svg:y2="5.445cm">
          <text:p/>
        </draw:line>
        <draw:frame draw:style-name="gr21" draw:text-style-name="P14" draw:layer="layout" svg:width="1.298cm" svg:height="0.806cm" svg:x="2.124cm" svg:y="5.48cm">
          <draw:text-box>
            <text:p text:style-name="P13">1:N</text:p>
          </draw:text-box>
        </draw:frame>
        <draw:line draw:style-name="gr3" draw:text-style-name="P5" draw:layer="layout" svg:x1="4.81cm" svg:y1="6.575cm" svg:x2="4.81cm" svg:y2="7.845cm">
          <text:p/>
        </draw:line>
        <draw:custom-shape draw:style-name="gr59" draw:text-style-name="P18" draw:layer="layout" svg:width="3.175cm" svg:height="1.27cm" svg:x="3.222cm" svg:y="9.947cm">
          <text:p text:style-name="P17"><text:span text:style-name="T6">Tien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5" draw:layer="layout" svg:x1="4.81cm" svg:y1="8.76cm" svg:x2="4.81cm" svg:y2="10.03cm">
          <text:p/>
        </draw:line>
        <draw:line draw:style-name="gr3" draw:text-style-name="P5" draw:layer="layout" svg:x1="4.81cm" svg:y1="11.16cm" svg:x2="4.81cm" svg:y2="12.43cm">
          <text:p/>
        </draw:line>
        <draw:custom-shape draw:style-name="gr60" draw:text-style-name="P18" draw:layer="layout" svg:width="3.81cm" svg:height="1.27cm" svg:x="2.822cm" svg:y="14.569cm">
          <text:p text:style-name="P17"><text:span text:style-name="T6">Particip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5" draw:layer="layout" svg:x1="4.81cm" svg:y1="13.382cm" svg:x2="4.81cm" svg:y2="14.652cm">
          <text:p/>
        </draw:line>
        <draw:line draw:style-name="gr3" draw:text-style-name="P5" draw:layer="layout" svg:x1="4.81cm" svg:y1="15.782cm" svg:x2="4.81cm" svg:y2="17.052cm">
          <text:p/>
        </draw:line>
        <draw:custom-shape draw:style-name="gr59" draw:text-style-name="P18" draw:layer="layout" svg:width="3.175cm" svg:height="1.27cm" svg:x="3.222cm" svg:y="19.114cm">
          <text:p text:style-name="P17"><text:span text:style-name="T6">Se realiz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5" draw:layer="layout" svg:x1="4.81cm" svg:y1="17.927cm" svg:x2="4.81cm" svg:y2="19.197cm">
          <text:p/>
        </draw:line>
        <draw:line draw:style-name="gr3" draw:text-style-name="P5" draw:layer="layout" svg:x1="4.81cm" svg:y1="20.327cm" svg:x2="4.81cm" svg:y2="21.597cm">
          <text:p/>
        </draw:line>
        <draw:custom-shape draw:style-name="gr61" draw:text-style-name="P18" draw:layer="layout" svg:width="2.54cm" svg:height="1.27cm" svg:x="9.772cm" svg:y="21.42cm">
          <text:p text:style-name="P17"><text:span text:style-name="T6">Está en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5" draw:layer="layout" svg:x1="6.715cm" svg:y1="22.055cm" svg:x2="9.89cm" svg:y2="22.055cm">
          <text:p/>
        </draw:line>
        <draw:line draw:style-name="gr3" draw:text-style-name="P5" draw:layer="layout" svg:x1="12.212cm" svg:y1="22.055cm" svg:x2="15.387cm" svg:y2="22.055cm">
          <text:p/>
        </draw:line>
        <draw:custom-shape draw:style-name="gr62" draw:text-style-name="P18" draw:layer="layout" svg:width="3.493cm" svg:height="1.27cm" svg:x="9.572cm" svg:y="16.775cm">
          <text:p text:style-name="P17"><text:span text:style-name="T6">Corr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5" draw:layer="layout" svg:x1="6.633cm" svg:y1="17.41cm" svg:x2="9.808cm" svg:y2="17.41cm">
          <text:p/>
        </draw:line>
        <draw:line draw:style-name="gr3" draw:text-style-name="P5" draw:layer="layout" svg:x1="12.965cm" svg:y1="17.392cm" svg:x2="15.187cm" svg:y2="17.392cm">
          <text:p/>
        </draw:line>
        <draw:frame draw:style-name="gr22" draw:text-style-name="P12" draw:layer="layout" svg:width="1.522cm" svg:height="0.806cm" svg:x="2.018cm" svg:y="17.827cm">
          <draw:text-box>
            <text:p text:style-name="P11">(0,1)</text:p>
          </draw:text-box>
        </draw:frame>
        <draw:frame draw:style-name="gr22" draw:text-style-name="P12" draw:layer="layout" svg:width="1.522cm" svg:height="0.806cm" svg:x="1.852cm" svg:y="20.631cm">
          <draw:text-box>
            <text:p text:style-name="P11">(1,1)</text:p>
          </draw:text-box>
        </draw:frame>
        <draw:frame draw:style-name="gr63" draw:text-style-name="P14" draw:layer="layout" svg:width="1.217cm" svg:height="0.806cm" svg:x="2.905cm" svg:y="18.609cm">
          <draw:text-box>
            <text:p text:style-name="P13">1:1</text:p>
          </draw:text-box>
        </draw:frame>
        <draw:frame draw:style-name="gr22" draw:text-style-name="P12" draw:layer="layout" svg:width="1.522cm" svg:height="0.806cm" svg:x="13.817cm" svg:y="21.002cm">
          <draw:text-box>
            <text:p text:style-name="P11">(1,1)</text:p>
          </draw:text-box>
        </draw:frame>
        <draw:frame draw:style-name="gr22" draw:text-style-name="P12" draw:layer="layout" svg:width="1.522cm" svg:height="0.806cm" svg:x="6.715cm" svg:y="20.949cm">
          <draw:text-box>
            <text:p text:style-name="P11">(1,n)</text:p>
          </draw:text-box>
        </draw:frame>
        <draw:frame draw:style-name="gr21" draw:text-style-name="P14" draw:layer="layout" svg:width="1.298cm" svg:height="0.806cm" svg:x="10.525cm" svg:y="22.907cm">
          <draw:text-box>
            <text:p text:style-name="P13">N:1</text:p>
          </draw:text-box>
        </draw:frame>
        <draw:custom-shape draw:style-name="gr64" draw:text-style-name="P8" draw:layer="layout" svg:width="2.223cm" svg:height="0.636cm" svg:x="5.662cm" svg:y="18.461cm">
          <text:p text:style-name="P7"><text:span text:style-name="T4">fech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5" draw:text-style-name="P8" draw:layer="layout" svg:width="3.175cm" svg:height="0.635cm" svg:x="0.365cm" svg:y="15.605cm">
          <text:p text:style-name="P7"><text:span text:style-name="T4">nVuelt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6.715cm" svg:y1="19.097cm" svg:x2="5.762cm" svg:y2="19.532cm">
          <text:p/>
        </draw:line>
        <draw:line draw:style-name="gr3" draw:text-style-name="P5" draw:layer="layout" svg:x1="2.905cm" svg:y1="17.192cm" svg:x2="1.952cm" svg:y2="16.24cm">
          <text:p/>
        </draw:line>
        <draw:custom-shape draw:style-name="gr66" draw:text-style-name="P8" draw:layer="layout" svg:width="4.763cm" svg:height="0.635cm" svg:x="12.112cm" svg:y="15.287cm">
          <text:p text:style-name="P7"><text:span text:style-name="T4">Mejor_tiem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3.065cm" svg:y1="15.922cm" svg:x2="11.477cm" svg:y2="16.875cm">
          <text:p/>
        </draw:line>
        <draw:custom-shape draw:style-name="gr64" draw:text-style-name="P8" draw:layer="layout" svg:width="2.223cm" svg:height="0.636cm" svg:x="9.572cm" svg:y="15.069cm">
          <text:p text:style-name="P7"><text:span text:style-name="T4">Pos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8" draw:layer="layout" svg:width="4.445cm" svg:height="0.636cm" svg:x="7.985cm" svg:y="19.097cm">
          <text:p text:style-name="P7"><text:span text:style-name="T4">Tiempo_tota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5" draw:layer="layout" svg:x1="7.985cm" svg:y1="19.415cm" svg:x2="6.134cm" svg:y2="19.714cm">
          <text:p/>
        </draw:line>
        <draw:custom-shape draw:style-name="gr68" draw:text-style-name="P8" draw:layer="layout" svg:width="3.175cm" svg:height="0.636cm" svg:x="7.032cm" svg:y="11.476cm">
          <text:p text:style-name="P7"><text:span text:style-name="T3">núme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7.35cm" svg:y1="11.995cm" svg:x2="6.397cm" svg:y2="12.43cm">
          <text:p/>
        </draw:line>
        <draw:custom-shape draw:style-name="gr68" draw:text-style-name="P8" draw:layer="layout" svg:width="3.175cm" svg:height="0.636cm" svg:x="7.667cm" svg:y="12.746cm">
          <text:p text:style-name="P7"><text:span text:style-name="T4">Mo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7.667cm" svg:y1="13.065cm" svg:x2="6.715cm" svg:y2="13.182cm">
          <text:p/>
        </draw:line>
        <draw:frame draw:style-name="gr22" draw:text-style-name="P12" draw:layer="layout" svg:width="1.522cm" svg:height="0.806cm" svg:x="1.952cm" svg:y="8.766cm">
          <draw:text-box>
            <text:p text:style-name="P11">(1,1)</text:p>
          </draw:text-box>
        </draw:frame>
        <draw:frame draw:style-name="gr22" draw:text-style-name="P12" draw:layer="layout" svg:width="1.522cm" svg:height="0.806cm" svg:x="1.952cm" svg:y="11.477cm">
          <draw:text-box>
            <text:p text:style-name="P11">(1,n)</text:p>
          </draw:text-box>
        </draw:frame>
        <draw:frame draw:style-name="gr21" draw:text-style-name="P14" draw:layer="layout" svg:width="1.298cm" svg:height="0.806cm" svg:x="1.952cm" svg:y="10.207cm">
          <draw:text-box>
            <text:p text:style-name="P13">1:N</text:p>
          </draw:text-box>
        </draw:frame>
        <draw:frame draw:style-name="gr22" draw:text-style-name="P12" draw:layer="layout" svg:width="1.522cm" svg:height="0.806cm" svg:x="5.828cm" svg:y="15.922cm">
          <draw:text-box>
            <text:p text:style-name="P11">(0,n)</text:p>
          </draw:text-box>
        </draw:frame>
        <draw:frame draw:style-name="gr22" draw:text-style-name="P12" draw:layer="layout" svg:width="1.522cm" svg:height="0.806cm" svg:x="5.445cm" svg:y="13.382cm">
          <draw:text-box>
            <text:p text:style-name="P11">(0,n)</text:p>
          </draw:text-box>
        </draw:frame>
        <draw:frame draw:style-name="gr21" draw:text-style-name="P14" draw:layer="layout" svg:width="1.433cm" svg:height="0.806cm" svg:x="6.397cm" svg:y="14.481cm">
          <draw:text-box>
            <text:p text:style-name="P13">N:M</text:p>
          </draw:text-box>
        </draw:frame>
        <draw:line draw:style-name="gr3" draw:text-style-name="P5" draw:layer="layout" svg:x1="10.842cm" svg:y1="15.705cm" svg:x2="10.842cm" svg:y2="16.975cm">
          <text:p/>
        </draw:line>
        <draw:custom-shape draw:style-name="gr64" draw:text-style-name="P8" draw:layer="layout" svg:width="2.223cm" svg:height="0.636cm" svg:x="7.985cm" svg:y="15.785cm">
          <text:p text:style-name="P7"><text:span text:style-name="T4">Ti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9.572cm" svg:y1="16.557cm" svg:x2="10.342cm" svg:y2="17.175cm">
          <text:p/>
        </draw:line>
        <draw:custom-shape draw:style-name="gr69" draw:text-style-name="P19" draw:layer="layout" svg:width="4.327cm" svg:height="1.27cm" svg:x="2.705cm" svg:y="21.42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1.522cm" svg:height="0.806cm" svg:x="6.715cm" svg:y="16.557cm">
          <draw:text-box>
            <text:p text:style-name="P11">(0,n)</text:p>
          </draw:text-box>
        </draw:frame>
        <draw:frame draw:style-name="gr22" draw:text-style-name="P12" draw:layer="layout" svg:width="1.522cm" svg:height="0.806cm" svg:x="13.765cm" svg:y="16.386cm">
          <draw:text-box>
            <text:p text:style-name="P11">(0,n)</text:p>
          </draw:text-box>
        </draw:frame>
        <draw:frame draw:style-name="gr21" draw:text-style-name="P14" draw:layer="layout" svg:width="1.433cm" svg:height="0.806cm" svg:x="11.449cm" svg:y="17.774cm">
          <draw:text-box>
            <text:p text:style-name="P13">N:M</text:p>
          </draw:text-box>
        </draw:frame>
        <draw:custom-shape draw:style-name="gr70" draw:text-style-name="P19" draw:layer="layout" svg:width="3.91cm" svg:height="1.27cm" svg:x="2.805cm" svg:y="16.775cm">
          <text:p/>
          <draw:enhanced-geometry svg:viewBox="0 0 21600 21600" draw:type="rectangle" draw:enhanced-path="M 0 0 L 21600 0 21600 21600 0 21600 0 0 Z N"/>
        </draw:custom-shape>
        <draw:frame draw:style-name="gr71" draw:text-style-name="P14" draw:layer="layout" svg:width="1.27cm" svg:height="0.952cm" svg:x="9.572cm" svg:y="22.272cm">
          <draw:text-box>
            <text:p text:style-name="P13">E</text:p>
          </draw:text-box>
        </draw:frame>
        <draw:frame draw:style-name="gr71" draw:text-style-name="P14" draw:layer="layout" svg:width="1.27cm" svg:height="0.952cm" svg:x="1.635cm" svg:y="18.78cm">
          <draw:text-box>
            <text:p text:style-name="P13">E</text:p>
          </draw:text-box>
        </draw:frame>
        <draw:custom-shape draw:style-name="gr69" draw:text-style-name="P19" draw:layer="layout" svg:width="4.327cm" svg:height="1.27cm" svg:x="2.705cm" svg:y="12.2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9" draw:layer="layout" svg:width="4.127cm" svg:height="1.27cm" svg:x="2.905cm" svg:y="7.667cm">
          <text:p/>
          <draw:enhanced-geometry svg:viewBox="0 0 21600 21600" draw:type="rectangle" draw:enhanced-path="M 0 0 L 21600 0 21600 21600 0 21600 0 0 Z N"/>
        </draw:custom-shape>
        <draw:frame draw:style-name="gr71" draw:text-style-name="P14" draw:layer="layout" svg:width="1.27cm" svg:height="0.952cm" svg:x="5.762cm" svg:y="6.08cm">
          <draw:text-box>
            <text:p text:style-name="P13">E</text:p>
          </draw:text-box>
        </draw:frame>
        <draw:frame draw:style-name="gr71" draw:text-style-name="P14" draw:layer="layout" svg:width="1.27cm" svg:height="0.952cm" svg:x="5.445cm" svg:y="10.842cm">
          <draw:text-box>
            <text:p text:style-name="P13">E</text:p>
          </draw:text-box>
        </draw:frame>
      </draw:page>
      <draw:page draw:name="page7" draw:style-name="dp1" draw:master-page-name="Default">
        <draw:frame draw:style-name="gr1" draw:text-style-name="P2" draw:layer="layout" svg:width="18.733cm" svg:height="1.27cm" svg:x="1.323cm" svg:y="1.135cm">
          <draw:text-box>
            <text:p text:style-name="P1"><text:span text:style-name="T1">8. Entidad E-R Biblioteca</text:span></text:p>
          </draw:text-box>
        </draw:frame>
        <draw:custom-shape draw:style-name="gr2" draw:text-style-name="P16" draw:layer="layout" svg:width="3.81cm" svg:height="0.953cm" svg:x="5.11cm" svg:y="5.875cm">
          <text:p text:style-name="P15"><text:span text:style-name="T5">Alumn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6" draw:layer="layout" svg:width="3.81cm" svg:height="0.953cm" svg:x="5.11cm" svg:y="11.272cm">
          <text:p text:style-name="P15"><text:span text:style-name="T5">Ejempl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6" draw:layer="layout" svg:width="3.81cm" svg:height="0.953cm" svg:x="16.14cm" svg:y="16.457cm">
          <text:p text:style-name="P15"><text:span text:style-name="T5">Aut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5" draw:text-style-name="P16" draw:layer="layout" svg:width="2.858cm" svg:height="0.953cm" svg:x="16.539cm" svg:y="11.072cm">
          <text:p text:style-name="P15"><text:span text:style-name="T5">Obr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9" draw:text-style-name="P18" draw:layer="layout" svg:width="3.175cm" svg:height="1.27cm" svg:x="5.41cm" svg:y="8.415cm">
          <text:p text:style-name="P17"><text:span text:style-name="T6">Aquil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5" draw:layer="layout" svg:x1="7.015cm" svg:y1="6.828cm" svg:x2="7.015cm" svg:y2="8.415cm">
          <text:p/>
        </draw:line>
        <draw:line draw:style-name="gr3" draw:text-style-name="P5" draw:layer="layout" svg:x1="7.015cm" svg:y1="9.629cm" svg:x2="7.015cm" svg:y2="11.216cm">
          <text:p/>
        </draw:line>
        <draw:custom-shape draw:style-name="gr62" draw:text-style-name="P18" draw:layer="layout" svg:width="3.493cm" svg:height="1.27cm" svg:x="16.257cm" svg:y="13.656cm">
          <text:p text:style-name="P17"><text:span text:style-name="T6">Escrib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5" draw:layer="layout" svg:x1="18.062cm" svg:y1="12.069cm" svg:x2="18.062cm" svg:y2="13.656cm">
          <text:p/>
        </draw:line>
        <draw:line draw:style-name="gr3" draw:text-style-name="P5" draw:layer="layout" svg:x1="18.062cm" svg:y1="14.87cm" svg:x2="18.062cm" svg:y2="16.457cm">
          <text:p/>
        </draw:line>
        <draw:custom-shape draw:style-name="gr62" draw:text-style-name="P18" draw:layer="layout" svg:width="3.493cm" svg:height="1.27cm" svg:x="11.06cm" svg:y="10.955cm">
          <text:p text:style-name="P17"><text:span text:style-name="T6">Se cre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5" draw:layer="layout" svg:x1="8.92cm" svg:y1="11.59cm" svg:x2="11.142cm" svg:y2="11.59cm">
          <text:p/>
        </draw:line>
        <draw:line draw:style-name="gr3" draw:text-style-name="P5" draw:layer="layout" svg:x1="14.318cm" svg:y1="11.59cm" svg:x2="16.54cm" svg:y2="11.59cm">
          <text:p/>
        </draw:line>
        <draw:custom-shape draw:style-name="gr73" draw:text-style-name="P8" draw:layer="layout" svg:width="2.223cm" svg:height="0.954cm" svg:x="1.634cm" svg:y="6.396cm">
          <text:p text:style-name="P7"><text:span text:style-name="T3">N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8" draw:layer="layout" svg:width="3.175cm" svg:height="0.636cm" svg:x="1.952cm" svg:y="4.491cm">
          <text:p text:style-name="P7"><text:span text:style-name="T4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8" draw:layer="layout" svg:width="3.175cm" svg:height="0.636cm" svg:x="3.54cm" svg:y="3.222cm">
          <text:p text:style-name="P7"><text:span text:style-name="T4">Apellid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8" draw:layer="layout" svg:width="3.493cm" svg:height="0.636cm" svg:x="9.255cm" svg:y="4.174cm">
          <text:p text:style-name="P7"><text:span text:style-name="T4">Direc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3" draw:layer="layout" svg:width="2.223cm" svg:height="0.954cm" svg:x="7.032cm" svg:y="3.221cm">
          <text:p text:style-name="P22"><text:span text:style-name="T9">D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8" draw:layer="layout" svg:width="2.222cm" svg:height="0.636cm" svg:x="10.525cm" svg:y="5.444cm">
          <text:p text:style-name="P7"><text:span text:style-name="T4">Tel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3.857cm" svg:y1="7.032cm" svg:x2="5.127cm" svg:y2="6.715cm">
          <text:p/>
        </draw:line>
        <draw:line draw:style-name="gr3" draw:text-style-name="P5" draw:layer="layout" svg:x1="8.837cm" svg:y1="6.397cm" svg:x2="10.525cm" svg:y2="5.762cm">
          <text:p/>
        </draw:line>
        <draw:line draw:style-name="gr3" draw:text-style-name="P5" draw:layer="layout" svg:x1="8.62cm" svg:y1="5.862cm" svg:x2="9.572cm" svg:y2="4.81cm">
          <text:p/>
        </draw:line>
        <draw:line draw:style-name="gr3" draw:text-style-name="P5" draw:layer="layout" svg:x1="7.72cm" svg:y1="5.862cm" svg:x2="7.985cm" svg:y2="4.175cm">
          <text:p/>
        </draw:line>
        <draw:line draw:style-name="gr3" draw:text-style-name="P5" draw:layer="layout" svg:x1="6.621cm" svg:y1="5.863cm" svg:x2="5.762cm" svg:y2="3.857cm">
          <text:p/>
        </draw:line>
        <draw:line draw:style-name="gr3" draw:text-style-name="P5" draw:layer="layout" svg:x1="5.522cm" svg:y1="5.863cm" svg:x2="4.492cm" svg:y2="5.127cm">
          <text:p/>
        </draw:line>
        <draw:custom-shape draw:style-name="gr76" draw:text-style-name="P8" draw:layer="layout" svg:width="3.81cm" svg:height="0.954cm" svg:x="1.635cm" svg:y="13.382cm">
          <text:p text:style-name="P7"><text:span text:style-name="T3">Num_cop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4.175cm" svg:y1="13.382cm" svg:x2="5.662cm" svg:y2="12.23cm">
          <text:p/>
        </draw:line>
        <draw:custom-shape draw:style-name="gr77" draw:text-style-name="P8" draw:layer="layout" svg:width="1.905cm" svg:height="0.954cm" svg:x="14.97cm" svg:y="8.936cm">
          <text:p text:style-name="P7"><text:span text:style-name="T3">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5" draw:layer="layout" svg:x1="17.192cm" svg:y1="11.16cm" svg:x2="15.922cm" svg:y2="9.89cm">
          <text:p/>
        </draw:line>
        <draw:custom-shape draw:style-name="gr69" draw:text-style-name="P19" draw:layer="layout" svg:width="4.327cm" svg:height="1.27cm" svg:x="4.928cm" svg:y="11.16cm">
          <text:p/>
          <draw:enhanced-geometry svg:viewBox="0 0 21600 21600" draw:type="rectangle" draw:enhanced-path="M 0 0 L 21600 0 21600 21600 0 21600 0 0 Z N"/>
        </draw:custom-shape>
        <draw:frame draw:style-name="gr71" draw:text-style-name="P14" draw:layer="layout" svg:width="1.27cm" svg:height="0.952cm" svg:x="10.525cm" svg:y="11.795cm">
          <draw:text-box>
            <text:p text:style-name="P13">ID</text:p>
          </draw:text-box>
        </draw:frame>
        <draw:custom-shape draw:style-name="gr68" draw:text-style-name="P8" draw:layer="layout" svg:width="3.175cm" svg:height="0.636cm" svg:x="16.357cm" svg:y="18.779cm">
          <text:p text:style-name="P7"><text:span text:style-name="T3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8.462cm" svg:y1="17.41cm" svg:x2="17.827cm" svg:y2="18.78cm">
          <text:p/>
        </draw:line>
        <draw:custom-shape draw:style-name="gr68" draw:text-style-name="P8" draw:layer="layout" svg:width="3.175cm" svg:height="0.636cm" svg:x="11.76cm" svg:y="17.51cm">
          <text:p text:style-name="P7"><text:span text:style-name="T4">Paí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6.24cm" svg:y1="17.092cm" svg:x2="14.97cm" svg:y2="17.827cm">
          <text:p/>
        </draw:line>
        <draw:custom-shape draw:style-name="gr64" draw:text-style-name="P8" draw:layer="layout" svg:width="2.223cm" svg:height="0.636cm" svg:x="17.192cm" svg:y="8.62cm">
          <text:p text:style-name="P7"><text:span text:style-name="T4">Añ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7.593cm" svg:y1="11.161cm" svg:x2="18.145cm" svg:y2="9.255cm">
          <text:p/>
        </draw:line>
        <draw:custom-shape draw:style-name="gr74" draw:text-style-name="P8" draw:layer="layout" svg:width="3.493cm" svg:height="0.636cm" svg:x="6.079cm" svg:y="13.7cm">
          <text:p text:style-name="P7"><text:span text:style-name="T4">Est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7.667cm" svg:y1="13.7cm" svg:x2="7.663cm" svg:y2="12.23cm">
          <text:p/>
        </draw:line>
        <draw:custom-shape draw:style-name="gr78" draw:text-style-name="P8" draw:layer="layout" svg:width="4.128cm" svg:height="1.27cm" svg:x="5.762cm" svg:y="15.287cm">
          <text:p text:style-name="P7"><text:span text:style-name="T4">Comentar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7.667cm" svg:y1="15.287cm" svg:x2="7.663cm" svg:y2="14.33cm">
          <text:p/>
        </draw:line>
        <draw:custom-shape draw:style-name="gr79" draw:text-style-name="P8" draw:layer="layout" svg:width="5.08cm" svg:height="0.953cm" svg:x="8.937cm" svg:y="7.35cm">
          <text:p text:style-name="P7"><text:span text:style-name="T4">fecha_prestam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8.937cm" svg:y1="7.985cm" svg:x2="7.35cm" svg:y2="8.619cm">
          <text:p/>
        </draw:line>
        <draw:custom-shape draw:style-name="gr79" draw:text-style-name="P8" draw:layer="layout" svg:width="5.08cm" svg:height="0.953cm" svg:x="8.937cm" svg:y="8.937cm">
          <text:p text:style-name="P7"><text:span text:style-name="T4">fecha_dev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9.255cm" svg:y1="9.572cm" svg:x2="7.985cm" svg:y2="9.255cm">
          <text:p/>
        </draw:line>
        <draw:custom-shape draw:style-name="gr30" draw:text-style-name="P8" draw:layer="layout" svg:width="4.127cm" svg:height="0.953cm" svg:x="1cm" svg:y="7.667cm">
          <text:p text:style-name="P7"><text:span text:style-name="T4">fecha_lim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6.397cm" svg:y1="8.62cm" svg:x2="5.127cm" svg:y2="8.302cm">
          <text:p/>
        </draw:line>
        <draw:custom-shape draw:style-name="gr80" draw:text-style-name="P8" draw:layer="layout" svg:width="3.175cm" svg:height="0.953cm" svg:x="1.4cm" svg:y="9.572cm">
          <text:p text:style-name="P7"><text:span text:style-name="T4">retras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6.397cm" svg:y1="9.472cm" svg:x2="4.492cm" svg:y2="9.89cm">
          <text:p/>
        </draw:line>
        <draw:frame draw:style-name="gr22" draw:text-style-name="P12" draw:layer="layout" svg:width="1.522cm" svg:height="0.806cm" svg:x="14.97cm" svg:y="10.525cm">
          <draw:text-box>
            <text:p text:style-name="P11">(1,1)</text:p>
          </draw:text-box>
        </draw:frame>
        <draw:frame draw:style-name="gr22" draw:text-style-name="P12" draw:layer="layout" svg:width="1.522cm" svg:height="0.806cm" svg:x="9.255cm" svg:y="10.354cm">
          <draw:text-box>
            <text:p text:style-name="P11">(1,n)</text:p>
          </draw:text-box>
        </draw:frame>
        <draw:frame draw:style-name="gr21" draw:text-style-name="P14" draw:layer="layout" svg:width="1.298cm" svg:height="0.806cm" svg:x="12.719cm" svg:y="12.112cm">
          <draw:text-box>
            <text:p text:style-name="P13">N:1</text:p>
          </draw:text-box>
        </draw:frame>
        <draw:frame draw:style-name="gr22" draw:text-style-name="P12" draw:layer="layout" svg:width="1.522cm" svg:height="0.806cm" svg:x="18.78cm" svg:y="15.605cm">
          <draw:text-box>
            <text:p text:style-name="P11">(1,n)</text:p>
          </draw:text-box>
        </draw:frame>
        <draw:frame draw:style-name="gr22" draw:text-style-name="P12" draw:layer="layout" svg:width="1.522cm" svg:height="0.806cm" svg:x="4.875cm" svg:y="6.861cm">
          <draw:text-box>
            <text:p text:style-name="P11">(0,n)</text:p>
          </draw:text-box>
        </draw:frame>
        <draw:frame draw:style-name="gr22" draw:text-style-name="P12" draw:layer="layout" svg:width="1.522cm" svg:height="0.806cm" svg:x="4.81cm" svg:y="10.354cm">
          <draw:text-box>
            <text:p text:style-name="P11">(0,n)</text:p>
          </draw:text-box>
        </draw:frame>
        <draw:frame draw:style-name="gr21" draw:text-style-name="P14" draw:layer="layout" svg:width="1.433cm" svg:height="0.806cm" svg:x="7.322cm" svg:y="9.401cm">
          <draw:text-box>
            <text:p text:style-name="P13">N:M</text:p>
          </draw:text-box>
        </draw:frame>
        <draw:frame draw:style-name="gr22" draw:text-style-name="P12" draw:layer="layout" svg:width="1.522cm" svg:height="0.806cm" svg:x="18.528cm" svg:y="11.941cm">
          <draw:text-box>
            <text:p text:style-name="P11">(1,n)</text:p>
          </draw:text-box>
        </draw:frame>
        <draw:frame draw:style-name="gr21" draw:text-style-name="P14" draw:layer="layout" svg:width="1.433cm" svg:height="0.806cm" svg:x="14.807cm" svg:y="13.846cm">
          <draw:text-box>
            <text:p text:style-name="P13">N:M</text:p>
          </draw:text-box>
        </draw:frame>
        <draw:custom-shape draw:style-name="gr81" draw:text-style-name="P4" draw:layer="layout" svg:width="0.318cm" svg:height="0.318cm" svg:x="4.887cm" svg:y="8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1" draw:text-style-name="P4" draw:layer="layout" svg:width="0.318cm" svg:height="0.318cm" svg:x="8.788cm" svg:y="7.6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2" draw:text-style-name="P14" draw:layer="layout" svg:width="0.803cm" svg:height="0.806cm" svg:x="7.416cm" svg:y="7.642cm">
          <draw:text-box>
            <text:p text:style-name="P13">n</text:p>
          </draw:text-box>
        </draw:frame>
        <draw:frame draw:style-name="gr22" draw:text-style-name="P14" draw:layer="layout" svg:width="0.803cm" svg:height="0.806cm" svg:x="8.317cm" svg:y="8.642cm">
          <draw:text-box>
            <text:p text:style-name="P13">n</text:p>
          </draw:text-box>
        </draw:frame>
        <draw:frame draw:style-name="gr22" draw:text-style-name="P14" draw:layer="layout" svg:width="0.803cm" svg:height="0.806cm" svg:x="5.818cm" svg:y="7.742cm">
          <draw:text-box>
            <text:p text:style-name="P13">n</text:p>
          </draw:text-box>
        </draw:frame>
        <draw:custom-shape draw:style-name="gr82" draw:text-style-name="P8" draw:layer="layout" svg:width="2.858cm" svg:height="0.636cm" svg:x="18.462cm" svg:y="9.571cm">
          <text:p text:style-name="P7"><text:span text:style-name="T4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8.893cm" svg:y1="11.161cm" svg:x2="19.732cm" svg:y2="10.2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6T17:45:49.777000000</meta:creation-date>
    <dc:date>2023-10-17T18:43:22.450000000</dc:date>
    <meta:editing-duration>P1DT57M34S</meta:editing-duration>
    <meta:editing-cycles>13</meta:editing-cycles>
    <meta:generator>LibreOffice/7.6.2.1$Windows_X86_64 LibreOffice_project/56f7684011345957bbf33a7ee678afaf4d2ba333</meta:generator>
    <meta:document-statistic meta:object-count="459"/>
  </office:meta>
</office:document-meta>
</file>